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pt"/>
    </style:style>
    <style:style style:name="co2" style:family="table-column">
      <style:table-column-properties fo:break-before="auto" style:column-width="51.19pt"/>
    </style:style>
    <style:style style:name="co3" style:family="table-column">
      <style:table-column-properties fo:break-before="auto" style:column-width="47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  <style:style style:name="ce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line_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21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scale</text:p>
          </table:table-cell>
          <table:table-cell table:style-name="ce1" office:value-type="float" office:value="4.75" calcext:value-type="float">
            <text:p>4.750000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thickness scale</text:p>
          </table:table-cell>
          <table:table-cell table:style-name="ce1" office:value-type="float" office:value="1.4" calcext:value-type="float">
            <text:p>1.400000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Baseline Airfoil</text:p>
          </table:table-cell>
          <table:table-cell table:number-columns-repeated="3"/>
          <table:table-cell table:style-name="ce1" office:value-type="string" calcext:value-type="string">
            <text:p>Adjusted Airfoil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table:style-name="ce3" table:formula="of:=[.B5]*[.$F$1]*[.$F$2]" office:value-type="float" office:value="0" calcext:value-type="float">
            <text:p>0.0000</text:p>
          </table:table-cell>
          <table:table-cell table:style-name="ce3" table:formula="of:=[.A5]*[.$F$1]" office:value-type="float" office:value="4.75" calcext:value-type="float">
            <text:p>4.7500</text:p>
          </table:table-cell>
          <table:table-cell table:style-name="ce3" table:formula="of:=[.C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9604" calcext:value-type="float">
            <text:p>0.960400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]*[.$F$1]*[.$F$2]" office:value-type="float" office:value="0.0536921" calcext:value-type="float">
            <text:p>0.0537</text:p>
          </table:table-cell>
          <table:table-cell table:style-name="ce3" table:formula="of:=[.A6]*[.$F$1]" office:value-type="float" office:value="4.5619" calcext:value-type="float">
            <text:p>4.5619</text:p>
          </table:table-cell>
          <table:table-cell table:style-name="ce3" table:formula="of:=[.C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9216" calcext:value-type="float">
            <text:p>0.921600</text:p>
          </table:table-cell>
          <table:table-cell office:value-type="float" office:value="0.015569" calcext:value-type="float">
            <text:p>0.01556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]*[.$F$1]*[.$F$2]" office:value-type="float" office:value="0.10353385" calcext:value-type="float">
            <text:p>0.1035</text:p>
          </table:table-cell>
          <table:table-cell table:style-name="ce3" table:formula="of:=[.A7]*[.$F$1]" office:value-type="float" office:value="4.3776" calcext:value-type="float">
            <text:p>4.3776</text:p>
          </table:table-cell>
          <table:table-cell table:style-name="ce3" table:formula="of:=[.C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836" calcext:value-type="float">
            <text:p>0.883600</text:p>
          </table:table-cell>
          <table:table-cell office:value-type="float" office:value="0.022523" calcext:value-type="float">
            <text:p>0.02252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]*[.$F$1]*[.$F$2]" office:value-type="float" office:value="0.14977795" calcext:value-type="float">
            <text:p>0.1498</text:p>
          </table:table-cell>
          <table:table-cell table:style-name="ce3" table:formula="of:=[.A8]*[.$F$1]" office:value-type="float" office:value="4.1971" calcext:value-type="float">
            <text:p>4.1971</text:p>
          </table:table-cell>
          <table:table-cell table:style-name="ce3" table:formula="of:=[.C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464" calcext:value-type="float">
            <text:p>0.846400</text:p>
          </table:table-cell>
          <table:table-cell office:value-type="float" office:value="0.028974" calcext:value-type="float">
            <text:p>0.02897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]*[.$F$1]*[.$F$2]" office:value-type="float" office:value="0.1926771" calcext:value-type="float">
            <text:p>0.1927</text:p>
          </table:table-cell>
          <table:table-cell table:style-name="ce3" table:formula="of:=[.A9]*[.$F$1]" office:value-type="float" office:value="4.0204" calcext:value-type="float">
            <text:p>4.0204</text:p>
          </table:table-cell>
          <table:table-cell table:style-name="ce3" table:formula="of:=[.C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.810000</text:p>
          </table:table-cell>
          <table:table-cell office:value-type="float" office:value="0.034951" calcext:value-type="float">
            <text:p>0.03495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]*[.$F$1]*[.$F$2]" office:value-type="float" office:value="0.23242415" calcext:value-type="float">
            <text:p>0.2324</text:p>
          </table:table-cell>
          <table:table-cell table:style-name="ce3" table:formula="of:=[.A10]*[.$F$1]" office:value-type="float" office:value="3.8475" calcext:value-type="float">
            <text:p>3.8475</text:p>
          </table:table-cell>
          <table:table-cell table:style-name="ce3" table:formula="of:=[.C1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744" calcext:value-type="float">
            <text:p>0.774400</text:p>
          </table:table-cell>
          <table:table-cell office:value-type="float" office:value="0.04048" calcext:value-type="float">
            <text:p>0.04048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1]*[.$F$1]*[.$F$2]" office:value-type="float" office:value="0.269192" calcext:value-type="float">
            <text:p>0.2692</text:p>
          </table:table-cell>
          <table:table-cell table:style-name="ce3" table:formula="of:=[.A11]*[.$F$1]" office:value-type="float" office:value="3.6784" calcext:value-type="float">
            <text:p>3.6784</text:p>
          </table:table-cell>
          <table:table-cell table:style-name="ce3" table:formula="of:=[.C1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396" calcext:value-type="float">
            <text:p>0.739600</text:p>
          </table:table-cell>
          <table:table-cell office:value-type="float" office:value="0.045582" calcext:value-type="float">
            <text:p>0.04558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2]*[.$F$1]*[.$F$2]" office:value-type="float" office:value="0.3031203" calcext:value-type="float">
            <text:p>0.3031</text:p>
          </table:table-cell>
          <table:table-cell table:style-name="ce3" table:formula="of:=[.A12]*[.$F$1]" office:value-type="float" office:value="3.5131" calcext:value-type="float">
            <text:p>3.5131</text:p>
          </table:table-cell>
          <table:table-cell table:style-name="ce3" table:formula="of:=[.C1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056" calcext:value-type="float">
            <text:p>0.705600</text:p>
          </table:table-cell>
          <table:table-cell office:value-type="float" office:value="0.050276" calcext:value-type="float">
            <text:p>0.05027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3]*[.$F$1]*[.$F$2]" office:value-type="float" office:value="0.3343354" calcext:value-type="float">
            <text:p>0.3343</text:p>
          </table:table-cell>
          <table:table-cell table:style-name="ce3" table:formula="of:=[.A13]*[.$F$1]" office:value-type="float" office:value="3.3516" calcext:value-type="float">
            <text:p>3.3516</text:p>
          </table:table-cell>
          <table:table-cell table:style-name="ce3" table:formula="of:=[.C1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724" calcext:value-type="float">
            <text:p>0.672400</text:p>
          </table:table-cell>
          <table:table-cell office:value-type="float" office:value="0.054578" calcext:value-type="float">
            <text:p>0.05457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4]*[.$F$1]*[.$F$2]" office:value-type="float" office:value="0.3629437" calcext:value-type="float">
            <text:p>0.3629</text:p>
          </table:table-cell>
          <table:table-cell table:style-name="ce3" table:formula="of:=[.A14]*[.$F$1]" office:value-type="float" office:value="3.1939" calcext:value-type="float">
            <text:p>3.1939</text:p>
          </table:table-cell>
          <table:table-cell table:style-name="ce3" table:formula="of:=[.C1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.640000</text:p>
          </table:table-cell>
          <table:table-cell office:value-type="float" office:value="0.058502" calcext:value-type="float">
            <text:p>0.05850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5]*[.$F$1]*[.$F$2]" office:value-type="float" office:value="0.3890383" calcext:value-type="float">
            <text:p>0.3890</text:p>
          </table:table-cell>
          <table:table-cell table:style-name="ce3" table:formula="of:=[.A15]*[.$F$1]" office:value-type="float" office:value="3.04" calcext:value-type="float">
            <text:p>3.0400</text:p>
          </table:table-cell>
          <table:table-cell table:style-name="ce3" table:formula="of:=[.C1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084" calcext:value-type="float">
            <text:p>0.608400</text:p>
          </table:table-cell>
          <table:table-cell office:value-type="float" office:value="0.062059" calcext:value-type="float">
            <text:p>0.06205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6]*[.$F$1]*[.$F$2]" office:value-type="float" office:value="0.41269235" calcext:value-type="float">
            <text:p>0.4127</text:p>
          </table:table-cell>
          <table:table-cell table:style-name="ce3" table:formula="of:=[.A16]*[.$F$1]" office:value-type="float" office:value="2.8899" calcext:value-type="float">
            <text:p>2.8899</text:p>
          </table:table-cell>
          <table:table-cell table:style-name="ce3" table:formula="of:=[.C1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776" calcext:value-type="float">
            <text:p>0.577600</text:p>
          </table:table-cell>
          <table:table-cell office:value-type="float" office:value="0.065259" calcext:value-type="float">
            <text:p>0.06525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7]*[.$F$1]*[.$F$2]" office:value-type="float" office:value="0.43397235" calcext:value-type="float">
            <text:p>0.4340</text:p>
          </table:table-cell>
          <table:table-cell table:style-name="ce3" table:formula="of:=[.A17]*[.$F$1]" office:value-type="float" office:value="2.7436" calcext:value-type="float">
            <text:p>2.7436</text:p>
          </table:table-cell>
          <table:table-cell table:style-name="ce3" table:formula="of:=[.C1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476" calcext:value-type="float">
            <text:p>0.547600</text:p>
          </table:table-cell>
          <table:table-cell office:value-type="float" office:value="0.068111" calcext:value-type="float">
            <text:p>0.06811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8]*[.$F$1]*[.$F$2]" office:value-type="float" office:value="0.45293815" calcext:value-type="float">
            <text:p>0.4529</text:p>
          </table:table-cell>
          <table:table-cell table:style-name="ce3" table:formula="of:=[.A18]*[.$F$1]" office:value-type="float" office:value="2.6011" calcext:value-type="float">
            <text:p>2.6011</text:p>
          </table:table-cell>
          <table:table-cell table:style-name="ce3" table:formula="of:=[.C1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184" calcext:value-type="float">
            <text:p>0.518400</text:p>
          </table:table-cell>
          <table:table-cell office:value-type="float" office:value="0.070625" calcext:value-type="float">
            <text:p>0.07062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9]*[.$F$1]*[.$F$2]" office:value-type="float" office:value="0.46965625" calcext:value-type="float">
            <text:p>0.4697</text:p>
          </table:table-cell>
          <table:table-cell table:style-name="ce3" table:formula="of:=[.A19]*[.$F$1]" office:value-type="float" office:value="2.4624" calcext:value-type="float">
            <text:p>2.4624</text:p>
          </table:table-cell>
          <table:table-cell table:style-name="ce3" table:formula="of:=[.C1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.490000</text:p>
          </table:table-cell>
          <table:table-cell office:value-type="float" office:value="0.072808" calcext:value-type="float">
            <text:p>0.07280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0]*[.$F$1]*[.$F$2]" office:value-type="float" office:value="0.4841732" calcext:value-type="float">
            <text:p>0.4842</text:p>
          </table:table-cell>
          <table:table-cell table:style-name="ce3" table:formula="of:=[.A20]*[.$F$1]" office:value-type="float" office:value="2.3275" calcext:value-type="float">
            <text:p>2.3275</text:p>
          </table:table-cell>
          <table:table-cell table:style-name="ce3" table:formula="of:=[.C2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624" calcext:value-type="float">
            <text:p>0.462400</text:p>
          </table:table-cell>
          <table:table-cell office:value-type="float" office:value="0.074667" calcext:value-type="float">
            <text:p>0.074667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1]*[.$F$1]*[.$F$2]" office:value-type="float" office:value="0.49653555" calcext:value-type="float">
            <text:p>0.4965</text:p>
          </table:table-cell>
          <table:table-cell table:style-name="ce3" table:formula="of:=[.A21]*[.$F$1]" office:value-type="float" office:value="2.1964" calcext:value-type="float">
            <text:p>2.1964</text:p>
          </table:table-cell>
          <table:table-cell table:style-name="ce3" table:formula="of:=[.C2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356" calcext:value-type="float">
            <text:p>0.435600</text:p>
          </table:table-cell>
          <table:table-cell office:value-type="float" office:value="0.076209" calcext:value-type="float">
            <text:p>0.07620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2]*[.$F$1]*[.$F$2]" office:value-type="float" office:value="0.50678985" calcext:value-type="float">
            <text:p>0.5068</text:p>
          </table:table-cell>
          <table:table-cell table:style-name="ce3" table:formula="of:=[.A22]*[.$F$1]" office:value-type="float" office:value="2.0691" calcext:value-type="float">
            <text:p>2.0691</text:p>
          </table:table-cell>
          <table:table-cell table:style-name="ce3" table:formula="of:=[.C2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096" calcext:value-type="float">
            <text:p>0.409600</text:p>
          </table:table-cell>
          <table:table-cell office:value-type="float" office:value="0.077442" calcext:value-type="float">
            <text:p>0.07744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3]*[.$F$1]*[.$F$2]" office:value-type="float" office:value="0.5149893" calcext:value-type="float">
            <text:p>0.5150</text:p>
          </table:table-cell>
          <table:table-cell table:style-name="ce3" table:formula="of:=[.A23]*[.$F$1]" office:value-type="float" office:value="1.9456" calcext:value-type="float">
            <text:p>1.9456</text:p>
          </table:table-cell>
          <table:table-cell table:style-name="ce3" table:formula="of:=[.C2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844" calcext:value-type="float">
            <text:p>0.384400</text:p>
          </table:table-cell>
          <table:table-cell office:value-type="float" office:value="0.078357" calcext:value-type="float">
            <text:p>0.078357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4]*[.$F$1]*[.$F$2]" office:value-type="float" office:value="0.52107405" calcext:value-type="float">
            <text:p>0.5211</text:p>
          </table:table-cell>
          <table:table-cell table:style-name="ce3" table:formula="of:=[.A24]*[.$F$1]" office:value-type="float" office:value="1.8259" calcext:value-type="float">
            <text:p>1.8259</text:p>
          </table:table-cell>
          <table:table-cell table:style-name="ce3" table:formula="of:=[.C2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6" calcext:value-type="float">
            <text:p>0.360000</text:p>
          </table:table-cell>
          <table:table-cell office:value-type="float" office:value="0.0789" calcext:value-type="float">
            <text:p>0.07890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5]*[.$F$1]*[.$F$2]" office:value-type="float" office:value="0.524685" calcext:value-type="float">
            <text:p>0.5247</text:p>
          </table:table-cell>
          <table:table-cell table:style-name="ce3" table:formula="of:=[.A25]*[.$F$1]" office:value-type="float" office:value="1.71" calcext:value-type="float">
            <text:p>1.7100</text:p>
          </table:table-cell>
          <table:table-cell table:style-name="ce3" table:formula="of:=[.C2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364" calcext:value-type="float">
            <text:p>0.336400</text:p>
          </table:table-cell>
          <table:table-cell office:value-type="float" office:value="0.079082" calcext:value-type="float">
            <text:p>0.07908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6]*[.$F$1]*[.$F$2]" office:value-type="float" office:value="0.5258953" calcext:value-type="float">
            <text:p>0.5259</text:p>
          </table:table-cell>
          <table:table-cell table:style-name="ce3" table:formula="of:=[.A26]*[.$F$1]" office:value-type="float" office:value="1.5979" calcext:value-type="float">
            <text:p>1.5979</text:p>
          </table:table-cell>
          <table:table-cell table:style-name="ce3" table:formula="of:=[.C2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136" calcext:value-type="float">
            <text:p>0.313600</text:p>
          </table:table-cell>
          <table:table-cell office:value-type="float" office:value="0.078918" calcext:value-type="float">
            <text:p>0.07891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7]*[.$F$1]*[.$F$2]" office:value-type="float" office:value="0.5248047" calcext:value-type="float">
            <text:p>0.5248</text:p>
          </table:table-cell>
          <table:table-cell table:style-name="ce3" table:formula="of:=[.A27]*[.$F$1]" office:value-type="float" office:value="1.4896" calcext:value-type="float">
            <text:p>1.4896</text:p>
          </table:table-cell>
          <table:table-cell table:style-name="ce3" table:formula="of:=[.C2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916" calcext:value-type="float">
            <text:p>0.291600</text:p>
          </table:table-cell>
          <table:table-cell office:value-type="float" office:value="0.078426" calcext:value-type="float">
            <text:p>0.07842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8]*[.$F$1]*[.$F$2]" office:value-type="float" office:value="0.5215329" calcext:value-type="float">
            <text:p>0.5215</text:p>
          </table:table-cell>
          <table:table-cell table:style-name="ce3" table:formula="of:=[.A28]*[.$F$1]" office:value-type="float" office:value="1.3851" calcext:value-type="float">
            <text:p>1.3851</text:p>
          </table:table-cell>
          <table:table-cell table:style-name="ce3" table:formula="of:=[.C2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704" calcext:value-type="float">
            <text:p>0.270400</text:p>
          </table:table-cell>
          <table:table-cell office:value-type="float" office:value="0.077621" calcext:value-type="float">
            <text:p>0.07762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29]*[.$F$1]*[.$F$2]" office:value-type="float" office:value="0.51617965" calcext:value-type="float">
            <text:p>0.5162</text:p>
          </table:table-cell>
          <table:table-cell table:style-name="ce3" table:formula="of:=[.A29]*[.$F$1]" office:value-type="float" office:value="1.2844" calcext:value-type="float">
            <text:p>1.2844</text:p>
          </table:table-cell>
          <table:table-cell table:style-name="ce3" table:formula="of:=[.C2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0000</text:p>
          </table:table-cell>
          <table:table-cell office:value-type="float" office:value="0.076521" calcext:value-type="float">
            <text:p>0.07652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0]*[.$F$1]*[.$F$2]" office:value-type="float" office:value="0.50886465" calcext:value-type="float">
            <text:p>0.5089</text:p>
          </table:table-cell>
          <table:table-cell table:style-name="ce3" table:formula="of:=[.A30]*[.$F$1]" office:value-type="float" office:value="1.1875" calcext:value-type="float">
            <text:p>1.1875</text:p>
          </table:table-cell>
          <table:table-cell table:style-name="ce3" table:formula="of:=[.C3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304" calcext:value-type="float">
            <text:p>0.230400</text:p>
          </table:table-cell>
          <table:table-cell office:value-type="float" office:value="0.075143" calcext:value-type="float">
            <text:p>0.07514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1]*[.$F$1]*[.$F$2]" office:value-type="float" office:value="0.49970095" calcext:value-type="float">
            <text:p>0.4997</text:p>
          </table:table-cell>
          <table:table-cell table:style-name="ce3" table:formula="of:=[.A31]*[.$F$1]" office:value-type="float" office:value="1.0944" calcext:value-type="float">
            <text:p>1.0944</text:p>
          </table:table-cell>
          <table:table-cell table:style-name="ce3" table:formula="of:=[.C3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116" calcext:value-type="float">
            <text:p>0.211600</text:p>
          </table:table-cell>
          <table:table-cell office:value-type="float" office:value="0.073503" calcext:value-type="float">
            <text:p>0.07350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2]*[.$F$1]*[.$F$2]" office:value-type="float" office:value="0.48879495" calcext:value-type="float">
            <text:p>0.4888</text:p>
          </table:table-cell>
          <table:table-cell table:style-name="ce3" table:formula="of:=[.A32]*[.$F$1]" office:value-type="float" office:value="1.0051" calcext:value-type="float">
            <text:p>1.0051</text:p>
          </table:table-cell>
          <table:table-cell table:style-name="ce3" table:formula="of:=[.C3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936" calcext:value-type="float">
            <text:p>0.193600</text:p>
          </table:table-cell>
          <table:table-cell office:value-type="float" office:value="0.071618" calcext:value-type="float">
            <text:p>0.07161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3]*[.$F$1]*[.$F$2]" office:value-type="float" office:value="0.4762597" calcext:value-type="float">
            <text:p>0.4763</text:p>
          </table:table-cell>
          <table:table-cell table:style-name="ce3" table:formula="of:=[.A33]*[.$F$1]" office:value-type="float" office:value="0.9196" calcext:value-type="float">
            <text:p>0.9196</text:p>
          </table:table-cell>
          <table:table-cell table:style-name="ce3" table:formula="of:=[.C3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764" calcext:value-type="float">
            <text:p>0.176400</text:p>
          </table:table-cell>
          <table:table-cell office:value-type="float" office:value="0.069507" calcext:value-type="float">
            <text:p>0.069507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4]*[.$F$1]*[.$F$2]" office:value-type="float" office:value="0.46222155" calcext:value-type="float">
            <text:p>0.4622</text:p>
          </table:table-cell>
          <table:table-cell table:style-name="ce3" table:formula="of:=[.A34]*[.$F$1]" office:value-type="float" office:value="0.8379" calcext:value-type="float">
            <text:p>0.8379</text:p>
          </table:table-cell>
          <table:table-cell table:style-name="ce3" table:formula="of:=[.C3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6" calcext:value-type="float">
            <text:p>0.160000</text:p>
          </table:table-cell>
          <table:table-cell office:value-type="float" office:value="0.067186" calcext:value-type="float">
            <text:p>0.06718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5]*[.$F$1]*[.$F$2]" office:value-type="float" office:value="0.4467869" calcext:value-type="float">
            <text:p>0.4468</text:p>
          </table:table-cell>
          <table:table-cell table:style-name="ce3" table:formula="of:=[.A35]*[.$F$1]" office:value-type="float" office:value="0.76" calcext:value-type="float">
            <text:p>0.7600</text:p>
          </table:table-cell>
          <table:table-cell table:style-name="ce3" table:formula="of:=[.C3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444" calcext:value-type="float">
            <text:p>0.144400</text:p>
          </table:table-cell>
          <table:table-cell office:value-type="float" office:value="0.064672" calcext:value-type="float">
            <text:p>0.06467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6]*[.$F$1]*[.$F$2]" office:value-type="float" office:value="0.4300688" calcext:value-type="float">
            <text:p>0.4301</text:p>
          </table:table-cell>
          <table:table-cell table:style-name="ce3" table:formula="of:=[.A36]*[.$F$1]" office:value-type="float" office:value="0.6859" calcext:value-type="float">
            <text:p>0.6859</text:p>
          </table:table-cell>
          <table:table-cell table:style-name="ce3" table:formula="of:=[.C3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296" calcext:value-type="float">
            <text:p>0.129600</text:p>
          </table:table-cell>
          <table:table-cell office:value-type="float" office:value="0.061983" calcext:value-type="float">
            <text:p>0.06198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7]*[.$F$1]*[.$F$2]" office:value-type="float" office:value="0.41218695" calcext:value-type="float">
            <text:p>0.4122</text:p>
          </table:table-cell>
          <table:table-cell table:style-name="ce3" table:formula="of:=[.A37]*[.$F$1]" office:value-type="float" office:value="0.6156" calcext:value-type="float">
            <text:p>0.6156</text:p>
          </table:table-cell>
          <table:table-cell table:style-name="ce3" table:formula="of:=[.C3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156" calcext:value-type="float">
            <text:p>0.115600</text:p>
          </table:table-cell>
          <table:table-cell office:value-type="float" office:value="0.059134" calcext:value-type="float">
            <text:p>0.05913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8]*[.$F$1]*[.$F$2]" office:value-type="float" office:value="0.3932411" calcext:value-type="float">
            <text:p>0.3932</text:p>
          </table:table-cell>
          <table:table-cell table:style-name="ce3" table:formula="of:=[.A38]*[.$F$1]" office:value-type="float" office:value="0.5491" calcext:value-type="float">
            <text:p>0.5491</text:p>
          </table:table-cell>
          <table:table-cell table:style-name="ce3" table:formula="of:=[.C3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024" calcext:value-type="float">
            <text:p>0.102400</text:p>
          </table:table-cell>
          <table:table-cell office:value-type="float" office:value="0.056144" calcext:value-type="float">
            <text:p>0.05614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39]*[.$F$1]*[.$F$2]" office:value-type="float" office:value="0.3733576" calcext:value-type="float">
            <text:p>0.3734</text:p>
          </table:table-cell>
          <table:table-cell table:style-name="ce3" table:formula="of:=[.A39]*[.$F$1]" office:value-type="float" office:value="0.4864" calcext:value-type="float">
            <text:p>0.4864</text:p>
          </table:table-cell>
          <table:table-cell table:style-name="ce3" table:formula="of:=[.C3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9" calcext:value-type="float">
            <text:p>0.090000</text:p>
          </table:table-cell>
          <table:table-cell office:value-type="float" office:value="0.053027" calcext:value-type="float">
            <text:p>0.053027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0]*[.$F$1]*[.$F$2]" office:value-type="float" office:value="0.35262955" calcext:value-type="float">
            <text:p>0.3526</text:p>
          </table:table-cell>
          <table:table-cell table:style-name="ce3" table:formula="of:=[.A40]*[.$F$1]" office:value-type="float" office:value="0.4275" calcext:value-type="float">
            <text:p>0.4275</text:p>
          </table:table-cell>
          <table:table-cell table:style-name="ce3" table:formula="of:=[.C4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784" calcext:value-type="float">
            <text:p>0.078400</text:p>
          </table:table-cell>
          <table:table-cell office:value-type="float" office:value="0.049799" calcext:value-type="float">
            <text:p>0.04979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1]*[.$F$1]*[.$F$2]" office:value-type="float" office:value="0.33116335" calcext:value-type="float">
            <text:p>0.3312</text:p>
          </table:table-cell>
          <table:table-cell table:style-name="ce3" table:formula="of:=[.A41]*[.$F$1]" office:value-type="float" office:value="0.3724" calcext:value-type="float">
            <text:p>0.3724</text:p>
          </table:table-cell>
          <table:table-cell table:style-name="ce3" table:formula="of:=[.C4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676" calcext:value-type="float">
            <text:p>0.067600</text:p>
          </table:table-cell>
          <table:table-cell office:value-type="float" office:value="0.046476" calcext:value-type="float">
            <text:p>0.04647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2]*[.$F$1]*[.$F$2]" office:value-type="float" office:value="0.3090654" calcext:value-type="float">
            <text:p>0.3091</text:p>
          </table:table-cell>
          <table:table-cell table:style-name="ce3" table:formula="of:=[.A42]*[.$F$1]" office:value-type="float" office:value="0.3211" calcext:value-type="float">
            <text:p>0.3211</text:p>
          </table:table-cell>
          <table:table-cell table:style-name="ce3" table:formula="of:=[.C4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576" calcext:value-type="float">
            <text:p>0.057600</text:p>
          </table:table-cell>
          <table:table-cell office:value-type="float" office:value="0.043072" calcext:value-type="float">
            <text:p>0.04307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3]*[.$F$1]*[.$F$2]" office:value-type="float" office:value="0.2864288" calcext:value-type="float">
            <text:p>0.2864</text:p>
          </table:table-cell>
          <table:table-cell table:style-name="ce3" table:formula="of:=[.A43]*[.$F$1]" office:value-type="float" office:value="0.2736" calcext:value-type="float">
            <text:p>0.2736</text:p>
          </table:table-cell>
          <table:table-cell table:style-name="ce3" table:formula="of:=[.C4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484" calcext:value-type="float">
            <text:p>0.048400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4]*[.$F$1]*[.$F$2]" office:value-type="float" office:value="0.26334665" calcext:value-type="float">
            <text:p>0.2633</text:p>
          </table:table-cell>
          <table:table-cell table:style-name="ce3" table:formula="of:=[.A44]*[.$F$1]" office:value-type="float" office:value="0.2299" calcext:value-type="float">
            <text:p>0.2299</text:p>
          </table:table-cell>
          <table:table-cell table:style-name="ce3" table:formula="of:=[.C4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4" calcext:value-type="float">
            <text:p>0.040000</text:p>
          </table:table-cell>
          <table:table-cell office:value-type="float" office:value="0.036075" calcext:value-type="float">
            <text:p>0.03607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5]*[.$F$1]*[.$F$2]" office:value-type="float" office:value="0.23989875" calcext:value-type="float">
            <text:p>0.2399</text:p>
          </table:table-cell>
          <table:table-cell table:style-name="ce3" table:formula="of:=[.A45]*[.$F$1]" office:value-type="float" office:value="0.19" calcext:value-type="float">
            <text:p>0.1900</text:p>
          </table:table-cell>
          <table:table-cell table:style-name="ce3" table:formula="of:=[.C4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324" calcext:value-type="float">
            <text:p>0.032400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6]*[.$F$1]*[.$F$2]" office:value-type="float" office:value="0.21617155" calcext:value-type="float">
            <text:p>0.2162</text:p>
          </table:table-cell>
          <table:table-cell table:style-name="ce3" table:formula="of:=[.A46]*[.$F$1]" office:value-type="float" office:value="0.1539" calcext:value-type="float">
            <text:p>0.1539</text:p>
          </table:table-cell>
          <table:table-cell table:style-name="ce3" table:formula="of:=[.C4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256" calcext:value-type="float">
            <text:p>0.025600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7]*[.$F$1]*[.$F$2]" office:value-type="float" office:value="0.19224485" calcext:value-type="float">
            <text:p>0.1922</text:p>
          </table:table-cell>
          <table:table-cell table:style-name="ce3" table:formula="of:=[.A47]*[.$F$1]" office:value-type="float" office:value="0.1216" calcext:value-type="float">
            <text:p>0.1216</text:p>
          </table:table-cell>
          <table:table-cell table:style-name="ce3" table:formula="of:=[.C4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96" calcext:value-type="float">
            <text:p>0.019600</text:p>
          </table:table-cell>
          <table:table-cell office:value-type="float" office:value="0.02529" calcext:value-type="float">
            <text:p>0.02529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8]*[.$F$1]*[.$F$2]" office:value-type="float" office:value="0.1681785" calcext:value-type="float">
            <text:p>0.1682</text:p>
          </table:table-cell>
          <table:table-cell table:style-name="ce3" table:formula="of:=[.A48]*[.$F$1]" office:value-type="float" office:value="0.0931" calcext:value-type="float">
            <text:p>0.0931</text:p>
          </table:table-cell>
          <table:table-cell table:style-name="ce3" table:formula="of:=[.C4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44" calcext:value-type="float">
            <text:p>0.014400</text:p>
          </table:table-cell>
          <table:table-cell office:value-type="float" office:value="0.021659" calcext:value-type="float">
            <text:p>0.02165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49]*[.$F$1]*[.$F$2]" office:value-type="float" office:value="0.14403235" calcext:value-type="float">
            <text:p>0.1440</text:p>
          </table:table-cell>
          <table:table-cell table:style-name="ce3" table:formula="of:=[.A49]*[.$F$1]" office:value-type="float" office:value="0.0684" calcext:value-type="float">
            <text:p>0.0684</text:p>
          </table:table-cell>
          <table:table-cell table:style-name="ce3" table:formula="of:=[.C4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0000</text:p>
          </table:table-cell>
          <table:table-cell office:value-type="float" office:value="0.018024" calcext:value-type="float">
            <text:p>0.01802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0]*[.$F$1]*[.$F$2]" office:value-type="float" office:value="0.1198596" calcext:value-type="float">
            <text:p>0.1199</text:p>
          </table:table-cell>
          <table:table-cell table:style-name="ce3" table:formula="of:=[.A50]*[.$F$1]" office:value-type="float" office:value="0.0475" calcext:value-type="float">
            <text:p>0.0475</text:p>
          </table:table-cell>
          <table:table-cell table:style-name="ce3" table:formula="of:=[.C5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64" calcext:value-type="float">
            <text:p>0.006400</text:p>
          </table:table-cell>
          <table:table-cell office:value-type="float" office:value="0.014394" calcext:value-type="float">
            <text:p>0.01439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1]*[.$F$1]*[.$F$2]" office:value-type="float" office:value="0.0957201" calcext:value-type="float">
            <text:p>0.0957</text:p>
          </table:table-cell>
          <table:table-cell table:style-name="ce3" table:formula="of:=[.A51]*[.$F$1]" office:value-type="float" office:value="0.0304" calcext:value-type="float">
            <text:p>0.0304</text:p>
          </table:table-cell>
          <table:table-cell table:style-name="ce3" table:formula="of:=[.C5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36" calcext:value-type="float">
            <text:p>0.003600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2]*[.$F$1]*[.$F$2]" office:value-type="float" office:value="0.0716338" calcext:value-type="float">
            <text:p>0.0716</text:p>
          </table:table-cell>
          <table:table-cell table:style-name="ce3" table:formula="of:=[.A52]*[.$F$1]" office:value-type="float" office:value="0.0171" calcext:value-type="float">
            <text:p>0.0171</text:p>
          </table:table-cell>
          <table:table-cell table:style-name="ce3" table:formula="of:=[.C5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16" calcext:value-type="float">
            <text:p>0.001600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3]*[.$F$1]*[.$F$2]" office:value-type="float" office:value="0.0476406" calcext:value-type="float">
            <text:p>0.0476</text:p>
          </table:table-cell>
          <table:table-cell table:style-name="ce3" table:formula="of:=[.A53]*[.$F$1]" office:value-type="float" office:value="0.0076" calcext:value-type="float">
            <text:p>0.0076</text:p>
          </table:table-cell>
          <table:table-cell table:style-name="ce3" table:formula="of:=[.C5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04" calcext:value-type="float">
            <text:p>0.0004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4]*[.$F$1]*[.$F$2]" office:value-type="float" office:value="0.02376045" calcext:value-type="float">
            <text:p>0.0238</text:p>
          </table:table-cell>
          <table:table-cell table:style-name="ce3" table:formula="of:=[.A54]*[.$F$1]" office:value-type="float" office:value="0.0019" calcext:value-type="float">
            <text:p>0.0019</text:p>
          </table:table-cell>
          <table:table-cell table:style-name="ce3" table:formula="of:=[.C5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0" calcext:value-type="float">
            <text:p>0.000000</text:p>
          </table:table-cell>
          <table:table-cell/>
          <table:table-cell table:style-name="ce3" table:formula="of:=[.B55]*[.$F$1]*[.$F$2]" office:value-type="float" office:value="0" calcext:value-type="float">
            <text:p>0.0000</text:p>
          </table:table-cell>
          <table:table-cell table:style-name="ce3" table:formula="of:=[.A55]*[.$F$1]" office:value-type="float" office:value="0" calcext:value-type="float">
            <text:p>0.0000</text:p>
          </table:table-cell>
          <table:table-cell table:style-name="ce3" table:formula="of:=[.C5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0" calcext:value-type="float">
            <text:p>0.000000</text:p>
          </table:table-cell>
          <table:table-cell/>
          <table:table-cell table:style-name="ce3" table:formula="of:=[.B56]*[.$F$1]*[.$F$2]" office:value-type="float" office:value="0" calcext:value-type="float">
            <text:p>0.0000</text:p>
          </table:table-cell>
          <table:table-cell table:style-name="ce3" table:formula="of:=[.A56]*[.$F$1]" office:value-type="float" office:value="0" calcext:value-type="float">
            <text:p>0.0000</text:p>
          </table:table-cell>
          <table:table-cell table:style-name="ce3" table:formula="of:=[.C5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04" calcext:value-type="float">
            <text:p>0.000400</text:p>
          </table:table-cell>
          <table:table-cell office:value-type="float" office:value="-0.003493" calcext:value-type="float">
            <text:p>-0.00349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7]*[.$F$1]*[.$F$2]" office:value-type="float" office:value="-0.02322845" calcext:value-type="float">
            <text:p>-0.0232</text:p>
          </table:table-cell>
          <table:table-cell table:style-name="ce3" table:formula="of:=[.A57]*[.$F$1]" office:value-type="float" office:value="0.0019" calcext:value-type="float">
            <text:p>0.0019</text:p>
          </table:table-cell>
          <table:table-cell table:style-name="ce3" table:formula="of:=[.C5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16" calcext:value-type="float">
            <text:p>0.001600</text:p>
          </table:table-cell>
          <table:table-cell office:value-type="float" office:value="-0.006844" calcext:value-type="float">
            <text:p>-0.00684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8]*[.$F$1]*[.$F$2]" office:value-type="float" office:value="-0.0455126" calcext:value-type="float">
            <text:p>-0.0455</text:p>
          </table:table-cell>
          <table:table-cell table:style-name="ce3" table:formula="of:=[.A58]*[.$F$1]" office:value-type="float" office:value="0.0076" calcext:value-type="float">
            <text:p>0.0076</text:p>
          </table:table-cell>
          <table:table-cell table:style-name="ce3" table:formula="of:=[.C5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36" calcext:value-type="float">
            <text:p>0.003600</text:p>
          </table:table-cell>
          <table:table-cell office:value-type="float" office:value="-0.010055" calcext:value-type="float">
            <text:p>-0.01005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59]*[.$F$1]*[.$F$2]" office:value-type="float" office:value="-0.06686575" calcext:value-type="float">
            <text:p>-0.0669</text:p>
          </table:table-cell>
          <table:table-cell table:style-name="ce3" table:formula="of:=[.A59]*[.$F$1]" office:value-type="float" office:value="0.0171" calcext:value-type="float">
            <text:p>0.0171</text:p>
          </table:table-cell>
          <table:table-cell table:style-name="ce3" table:formula="of:=[.C5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064" calcext:value-type="float">
            <text:p>0.006400</text:p>
          </table:table-cell>
          <table:table-cell office:value-type="float" office:value="-0.013124" calcext:value-type="float">
            <text:p>-0.01312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0]*[.$F$1]*[.$F$2]" office:value-type="float" office:value="-0.0872746" calcext:value-type="float">
            <text:p>-0.0873</text:p>
          </table:table-cell>
          <table:table-cell table:style-name="ce3" table:formula="of:=[.A60]*[.$F$1]" office:value-type="float" office:value="0.0304" calcext:value-type="float">
            <text:p>0.0304</text:p>
          </table:table-cell>
          <table:table-cell table:style-name="ce3" table:formula="of:=[.C6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0000</text:p>
          </table:table-cell>
          <table:table-cell office:value-type="float" office:value="-0.016049" calcext:value-type="float">
            <text:p>-0.01604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1]*[.$F$1]*[.$F$2]" office:value-type="float" office:value="-0.10672585" calcext:value-type="float">
            <text:p>-0.1067</text:p>
          </table:table-cell>
          <table:table-cell table:style-name="ce3" table:formula="of:=[.A61]*[.$F$1]" office:value-type="float" office:value="0.0475" calcext:value-type="float">
            <text:p>0.0475</text:p>
          </table:table-cell>
          <table:table-cell table:style-name="ce3" table:formula="of:=[.C6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44" calcext:value-type="float">
            <text:p>0.014400</text:p>
          </table:table-cell>
          <table:table-cell office:value-type="float" office:value="-0.018831" calcext:value-type="float">
            <text:p>-0.018831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2]*[.$F$1]*[.$F$2]" office:value-type="float" office:value="-0.12522615" calcext:value-type="float">
            <text:p>-0.1252</text:p>
          </table:table-cell>
          <table:table-cell table:style-name="ce3" table:formula="of:=[.A62]*[.$F$1]" office:value-type="float" office:value="0.0684" calcext:value-type="float">
            <text:p>0.0684</text:p>
          </table:table-cell>
          <table:table-cell table:style-name="ce3" table:formula="of:=[.C6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196" calcext:value-type="float">
            <text:p>0.019600</text:p>
          </table:table-cell>
          <table:table-cell office:value-type="float" office:value="-0.021466" calcext:value-type="float">
            <text:p>-0.02146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3]*[.$F$1]*[.$F$2]" office:value-type="float" office:value="-0.1427489" calcext:value-type="float">
            <text:p>-0.1427</text:p>
          </table:table-cell>
          <table:table-cell table:style-name="ce3" table:formula="of:=[.A63]*[.$F$1]" office:value-type="float" office:value="0.0931" calcext:value-type="float">
            <text:p>0.0931</text:p>
          </table:table-cell>
          <table:table-cell table:style-name="ce3" table:formula="of:=[.C6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256" calcext:value-type="float">
            <text:p>0.025600</text:p>
          </table:table-cell>
          <table:table-cell office:value-type="float" office:value="-0.023953" calcext:value-type="float">
            <text:p>-0.02395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4]*[.$F$1]*[.$F$2]" office:value-type="float" office:value="-0.15928745" calcext:value-type="float">
            <text:p>-0.1593</text:p>
          </table:table-cell>
          <table:table-cell table:style-name="ce3" table:formula="of:=[.A64]*[.$F$1]" office:value-type="float" office:value="0.1216" calcext:value-type="float">
            <text:p>0.1216</text:p>
          </table:table-cell>
          <table:table-cell table:style-name="ce3" table:formula="of:=[.C6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324" calcext:value-type="float">
            <text:p>0.032400</text:p>
          </table:table-cell>
          <table:table-cell office:value-type="float" office:value="-0.02629" calcext:value-type="float">
            <text:p>-0.02629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5]*[.$F$1]*[.$F$2]" office:value-type="float" office:value="-0.1748285" calcext:value-type="float">
            <text:p>-0.1748</text:p>
          </table:table-cell>
          <table:table-cell table:style-name="ce3" table:formula="of:=[.A65]*[.$F$1]" office:value-type="float" office:value="0.1539" calcext:value-type="float">
            <text:p>0.1539</text:p>
          </table:table-cell>
          <table:table-cell table:style-name="ce3" table:formula="of:=[.C6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4" calcext:value-type="float">
            <text:p>0.040000</text:p>
          </table:table-cell>
          <table:table-cell office:value-type="float" office:value="-0.028475" calcext:value-type="float">
            <text:p>-0.02847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6]*[.$F$1]*[.$F$2]" office:value-type="float" office:value="-0.18935875" calcext:value-type="float">
            <text:p>-0.1894</text:p>
          </table:table-cell>
          <table:table-cell table:style-name="ce3" table:formula="of:=[.A66]*[.$F$1]" office:value-type="float" office:value="0.19" calcext:value-type="float">
            <text:p>0.1900</text:p>
          </table:table-cell>
          <table:table-cell table:style-name="ce3" table:formula="of:=[.C6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484" calcext:value-type="float">
            <text:p>0.048400</text:p>
          </table:table-cell>
          <table:table-cell office:value-type="float" office:value="-0.030506" calcext:value-type="float">
            <text:p>-0.03050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7]*[.$F$1]*[.$F$2]" office:value-type="float" office:value="-0.2028649" calcext:value-type="float">
            <text:p>-0.2029</text:p>
          </table:table-cell>
          <table:table-cell table:style-name="ce3" table:formula="of:=[.A67]*[.$F$1]" office:value-type="float" office:value="0.2299" calcext:value-type="float">
            <text:p>0.2299</text:p>
          </table:table-cell>
          <table:table-cell table:style-name="ce3" table:formula="of:=[.C6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576" calcext:value-type="float">
            <text:p>0.057600</text:p>
          </table:table-cell>
          <table:table-cell office:value-type="float" office:value="-0.032382" calcext:value-type="float">
            <text:p>-0.03238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8]*[.$F$1]*[.$F$2]" office:value-type="float" office:value="-0.2153403" calcext:value-type="float">
            <text:p>-0.2153</text:p>
          </table:table-cell>
          <table:table-cell table:style-name="ce3" table:formula="of:=[.A68]*[.$F$1]" office:value-type="float" office:value="0.2736" calcext:value-type="float">
            <text:p>0.2736</text:p>
          </table:table-cell>
          <table:table-cell table:style-name="ce3" table:formula="of:=[.C6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676" calcext:value-type="float">
            <text:p>0.067600</text:p>
          </table:table-cell>
          <table:table-cell office:value-type="float" office:value="-0.034099" calcext:value-type="float">
            <text:p>-0.03409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69]*[.$F$1]*[.$F$2]" office:value-type="float" office:value="-0.22675835" calcext:value-type="float">
            <text:p>-0.2268</text:p>
          </table:table-cell>
          <table:table-cell table:style-name="ce3" table:formula="of:=[.A69]*[.$F$1]" office:value-type="float" office:value="0.3211" calcext:value-type="float">
            <text:p>0.3211</text:p>
          </table:table-cell>
          <table:table-cell table:style-name="ce3" table:formula="of:=[.C6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784" calcext:value-type="float">
            <text:p>0.078400</text:p>
          </table:table-cell>
          <table:table-cell office:value-type="float" office:value="-0.035656" calcext:value-type="float">
            <text:p>-0.03565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0]*[.$F$1]*[.$F$2]" office:value-type="float" office:value="-0.2371124" calcext:value-type="float">
            <text:p>-0.2371</text:p>
          </table:table-cell>
          <table:table-cell table:style-name="ce3" table:formula="of:=[.A70]*[.$F$1]" office:value-type="float" office:value="0.3724" calcext:value-type="float">
            <text:p>0.3724</text:p>
          </table:table-cell>
          <table:table-cell table:style-name="ce3" table:formula="of:=[.C7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09" calcext:value-type="float">
            <text:p>0.090000</text:p>
          </table:table-cell>
          <table:table-cell office:value-type="float" office:value="-0.037052" calcext:value-type="float">
            <text:p>-0.03705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1]*[.$F$1]*[.$F$2]" office:value-type="float" office:value="-0.2463958" calcext:value-type="float">
            <text:p>-0.2464</text:p>
          </table:table-cell>
          <table:table-cell table:style-name="ce3" table:formula="of:=[.A71]*[.$F$1]" office:value-type="float" office:value="0.4275" calcext:value-type="float">
            <text:p>0.4275</text:p>
          </table:table-cell>
          <table:table-cell table:style-name="ce3" table:formula="of:=[.C7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024" calcext:value-type="float">
            <text:p>0.102400</text:p>
          </table:table-cell>
          <table:table-cell office:value-type="float" office:value="-0.038285" calcext:value-type="float">
            <text:p>-0.03828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2]*[.$F$1]*[.$F$2]" office:value-type="float" office:value="-0.25459525" calcext:value-type="float">
            <text:p>-0.2546</text:p>
          </table:table-cell>
          <table:table-cell table:style-name="ce3" table:formula="of:=[.A72]*[.$F$1]" office:value-type="float" office:value="0.4864" calcext:value-type="float">
            <text:p>0.4864</text:p>
          </table:table-cell>
          <table:table-cell table:style-name="ce3" table:formula="of:=[.C7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156" calcext:value-type="float">
            <text:p>0.115600</text:p>
          </table:table-cell>
          <table:table-cell office:value-type="float" office:value="-0.039355" calcext:value-type="float">
            <text:p>-0.03935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3]*[.$F$1]*[.$F$2]" office:value-type="float" office:value="-0.26171075" calcext:value-type="float">
            <text:p>-0.2617</text:p>
          </table:table-cell>
          <table:table-cell table:style-name="ce3" table:formula="of:=[.A73]*[.$F$1]" office:value-type="float" office:value="0.5491" calcext:value-type="float">
            <text:p>0.5491</text:p>
          </table:table-cell>
          <table:table-cell table:style-name="ce3" table:formula="of:=[.C7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296" calcext:value-type="float">
            <text:p>0.129600</text:p>
          </table:table-cell>
          <table:table-cell office:value-type="float" office:value="-0.040262" calcext:value-type="float">
            <text:p>-0.04026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4]*[.$F$1]*[.$F$2]" office:value-type="float" office:value="-0.2677423" calcext:value-type="float">
            <text:p>-0.2677</text:p>
          </table:table-cell>
          <table:table-cell table:style-name="ce3" table:formula="of:=[.A74]*[.$F$1]" office:value-type="float" office:value="0.6156" calcext:value-type="float">
            <text:p>0.6156</text:p>
          </table:table-cell>
          <table:table-cell table:style-name="ce3" table:formula="of:=[.C7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444" calcext:value-type="float">
            <text:p>0.144400</text:p>
          </table:table-cell>
          <table:table-cell office:value-type="float" office:value="-0.041005" calcext:value-type="float">
            <text:p>-0.04100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5]*[.$F$1]*[.$F$2]" office:value-type="float" office:value="-0.27268325" calcext:value-type="float">
            <text:p>-0.2727</text:p>
          </table:table-cell>
          <table:table-cell table:style-name="ce3" table:formula="of:=[.A75]*[.$F$1]" office:value-type="float" office:value="0.6859" calcext:value-type="float">
            <text:p>0.6859</text:p>
          </table:table-cell>
          <table:table-cell table:style-name="ce3" table:formula="of:=[.C7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6" calcext:value-type="float">
            <text:p>0.160000</text:p>
          </table:table-cell>
          <table:table-cell office:value-type="float" office:value="-0.041586" calcext:value-type="float">
            <text:p>-0.04158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6]*[.$F$1]*[.$F$2]" office:value-type="float" office:value="-0.2765469" calcext:value-type="float">
            <text:p>-0.2765</text:p>
          </table:table-cell>
          <table:table-cell table:style-name="ce3" table:formula="of:=[.A76]*[.$F$1]" office:value-type="float" office:value="0.76" calcext:value-type="float">
            <text:p>0.7600</text:p>
          </table:table-cell>
          <table:table-cell table:style-name="ce3" table:formula="of:=[.C7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764" calcext:value-type="float">
            <text:p>0.176400</text:p>
          </table:table-cell>
          <table:table-cell office:value-type="float" office:value="-0.042006" calcext:value-type="float">
            <text:p>-0.04200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7]*[.$F$1]*[.$F$2]" office:value-type="float" office:value="-0.2793399" calcext:value-type="float">
            <text:p>-0.2793</text:p>
          </table:table-cell>
          <table:table-cell table:style-name="ce3" table:formula="of:=[.A77]*[.$F$1]" office:value-type="float" office:value="0.8379" calcext:value-type="float">
            <text:p>0.8379</text:p>
          </table:table-cell>
          <table:table-cell table:style-name="ce3" table:formula="of:=[.C7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1936" calcext:value-type="float">
            <text:p>0.193600</text:p>
          </table:table-cell>
          <table:table-cell office:value-type="float" office:value="-0.042269" calcext:value-type="float">
            <text:p>-0.04226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8]*[.$F$1]*[.$F$2]" office:value-type="float" office:value="-0.28108885" calcext:value-type="float">
            <text:p>-0.2811</text:p>
          </table:table-cell>
          <table:table-cell table:style-name="ce3" table:formula="of:=[.A78]*[.$F$1]" office:value-type="float" office:value="0.9196" calcext:value-type="float">
            <text:p>0.9196</text:p>
          </table:table-cell>
          <table:table-cell table:style-name="ce3" table:formula="of:=[.C7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116" calcext:value-type="float">
            <text:p>0.211600</text:p>
          </table:table-cell>
          <table:table-cell office:value-type="float" office:value="-0.042376" calcext:value-type="float">
            <text:p>-0.04237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79]*[.$F$1]*[.$F$2]" office:value-type="float" office:value="-0.2818004" calcext:value-type="float">
            <text:p>-0.2818</text:p>
          </table:table-cell>
          <table:table-cell table:style-name="ce3" table:formula="of:=[.A79]*[.$F$1]" office:value-type="float" office:value="1.0051" calcext:value-type="float">
            <text:p>1.0051</text:p>
          </table:table-cell>
          <table:table-cell table:style-name="ce3" table:formula="of:=[.C7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304" calcext:value-type="float">
            <text:p>0.230400</text:p>
          </table:table-cell>
          <table:table-cell office:value-type="float" office:value="-0.042334" calcext:value-type="float">
            <text:p>-0.04233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0]*[.$F$1]*[.$F$2]" office:value-type="float" office:value="-0.2815211" calcext:value-type="float">
            <text:p>-0.2815</text:p>
          </table:table-cell>
          <table:table-cell table:style-name="ce3" table:formula="of:=[.A80]*[.$F$1]" office:value-type="float" office:value="1.0944" calcext:value-type="float">
            <text:p>1.0944</text:p>
          </table:table-cell>
          <table:table-cell table:style-name="ce3" table:formula="of:=[.C8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0000</text:p>
          </table:table-cell>
          <table:table-cell office:value-type="float" office:value="-0.042146" calcext:value-type="float">
            <text:p>-0.04214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1]*[.$F$1]*[.$F$2]" office:value-type="float" office:value="-0.2802709" calcext:value-type="float">
            <text:p>-0.2803</text:p>
          </table:table-cell>
          <table:table-cell table:style-name="ce3" table:formula="of:=[.A81]*[.$F$1]" office:value-type="float" office:value="1.1875" calcext:value-type="float">
            <text:p>1.1875</text:p>
          </table:table-cell>
          <table:table-cell table:style-name="ce3" table:formula="of:=[.C8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704" calcext:value-type="float">
            <text:p>0.270400</text:p>
          </table:table-cell>
          <table:table-cell office:value-type="float" office:value="-0.04182" calcext:value-type="float">
            <text:p>-0.04182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2]*[.$F$1]*[.$F$2]" office:value-type="float" office:value="-0.278103" calcext:value-type="float">
            <text:p>-0.2781</text:p>
          </table:table-cell>
          <table:table-cell table:style-name="ce3" table:formula="of:=[.A82]*[.$F$1]" office:value-type="float" office:value="1.2844" calcext:value-type="float">
            <text:p>1.2844</text:p>
          </table:table-cell>
          <table:table-cell table:style-name="ce3" table:formula="of:=[.C8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2916" calcext:value-type="float">
            <text:p>0.291600</text:p>
          </table:table-cell>
          <table:table-cell office:value-type="float" office:value="-0.041363" calcext:value-type="float">
            <text:p>-0.04136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3]*[.$F$1]*[.$F$2]" office:value-type="float" office:value="-0.27506395" calcext:value-type="float">
            <text:p>-0.2751</text:p>
          </table:table-cell>
          <table:table-cell table:style-name="ce3" table:formula="of:=[.A83]*[.$F$1]" office:value-type="float" office:value="1.3851" calcext:value-type="float">
            <text:p>1.3851</text:p>
          </table:table-cell>
          <table:table-cell table:style-name="ce3" table:formula="of:=[.C8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136" calcext:value-type="float">
            <text:p>0.313600</text:p>
          </table:table-cell>
          <table:table-cell office:value-type="float" office:value="-0.040784" calcext:value-type="float">
            <text:p>-0.04078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4]*[.$F$1]*[.$F$2]" office:value-type="float" office:value="-0.2712136" calcext:value-type="float">
            <text:p>-0.2712</text:p>
          </table:table-cell>
          <table:table-cell table:style-name="ce3" table:formula="of:=[.A84]*[.$F$1]" office:value-type="float" office:value="1.4896" calcext:value-type="float">
            <text:p>1.4896</text:p>
          </table:table-cell>
          <table:table-cell table:style-name="ce3" table:formula="of:=[.C8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364" calcext:value-type="float">
            <text:p>0.336400</text:p>
          </table:table-cell>
          <table:table-cell office:value-type="float" office:value="-0.040093" calcext:value-type="float">
            <text:p>-0.04009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5]*[.$F$1]*[.$F$2]" office:value-type="float" office:value="-0.26661845" calcext:value-type="float">
            <text:p>-0.2666</text:p>
          </table:table-cell>
          <table:table-cell table:style-name="ce3" table:formula="of:=[.A85]*[.$F$1]" office:value-type="float" office:value="1.5979" calcext:value-type="float">
            <text:p>1.5979</text:p>
          </table:table-cell>
          <table:table-cell table:style-name="ce3" table:formula="of:=[.C8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6" calcext:value-type="float">
            <text:p>0.360000</text:p>
          </table:table-cell>
          <table:table-cell office:value-type="float" office:value="-0.0393" calcext:value-type="float">
            <text:p>-0.03930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6]*[.$F$1]*[.$F$2]" office:value-type="float" office:value="-0.261345" calcext:value-type="float">
            <text:p>-0.2613</text:p>
          </table:table-cell>
          <table:table-cell table:style-name="ce3" table:formula="of:=[.A86]*[.$F$1]" office:value-type="float" office:value="1.71" calcext:value-type="float">
            <text:p>1.7100</text:p>
          </table:table-cell>
          <table:table-cell table:style-name="ce3" table:formula="of:=[.C8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3844" calcext:value-type="float">
            <text:p>0.384400</text:p>
          </table:table-cell>
          <table:table-cell office:value-type="float" office:value="-0.038418" calcext:value-type="float">
            <text:p>-0.03841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7]*[.$F$1]*[.$F$2]" office:value-type="float" office:value="-0.2554797" calcext:value-type="float">
            <text:p>-0.2555</text:p>
          </table:table-cell>
          <table:table-cell table:style-name="ce3" table:formula="of:=[.A87]*[.$F$1]" office:value-type="float" office:value="1.8259" calcext:value-type="float">
            <text:p>1.8259</text:p>
          </table:table-cell>
          <table:table-cell table:style-name="ce3" table:formula="of:=[.C8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096" calcext:value-type="float">
            <text:p>0.409600</text:p>
          </table:table-cell>
          <table:table-cell office:value-type="float" office:value="-0.037452" calcext:value-type="float">
            <text:p>-0.03745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8]*[.$F$1]*[.$F$2]" office:value-type="float" office:value="-0.2490558" calcext:value-type="float">
            <text:p>-0.2491</text:p>
          </table:table-cell>
          <table:table-cell table:style-name="ce3" table:formula="of:=[.A88]*[.$F$1]" office:value-type="float" office:value="1.9456" calcext:value-type="float">
            <text:p>1.9456</text:p>
          </table:table-cell>
          <table:table-cell table:style-name="ce3" table:formula="of:=[.C8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356" calcext:value-type="float">
            <text:p>0.435600</text:p>
          </table:table-cell>
          <table:table-cell office:value-type="float" office:value="-0.03635" calcext:value-type="float">
            <text:p>-0.036350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89]*[.$F$1]*[.$F$2]" office:value-type="float" office:value="-0.2417275" calcext:value-type="float">
            <text:p>-0.2417</text:p>
          </table:table-cell>
          <table:table-cell table:style-name="ce3" table:formula="of:=[.A89]*[.$F$1]" office:value-type="float" office:value="2.0691" calcext:value-type="float">
            <text:p>2.0691</text:p>
          </table:table-cell>
          <table:table-cell table:style-name="ce3" table:formula="of:=[.C8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624" calcext:value-type="float">
            <text:p>0.462400</text:p>
          </table:table-cell>
          <table:table-cell office:value-type="float" office:value="-0.035099" calcext:value-type="float">
            <text:p>-0.03509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0]*[.$F$1]*[.$F$2]" office:value-type="float" office:value="-0.23340835" calcext:value-type="float">
            <text:p>-0.2334</text:p>
          </table:table-cell>
          <table:table-cell table:style-name="ce3" table:formula="of:=[.A90]*[.$F$1]" office:value-type="float" office:value="2.1964" calcext:value-type="float">
            <text:p>2.1964</text:p>
          </table:table-cell>
          <table:table-cell table:style-name="ce3" table:formula="of:=[.C9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.490000</text:p>
          </table:table-cell>
          <table:table-cell office:value-type="float" office:value="-0.033708" calcext:value-type="float">
            <text:p>-0.03370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1]*[.$F$1]*[.$F$2]" office:value-type="float" office:value="-0.2241582" calcext:value-type="float">
            <text:p>-0.2242</text:p>
          </table:table-cell>
          <table:table-cell table:style-name="ce3" table:formula="of:=[.A91]*[.$F$1]" office:value-type="float" office:value="2.3275" calcext:value-type="float">
            <text:p>2.3275</text:p>
          </table:table-cell>
          <table:table-cell table:style-name="ce3" table:formula="of:=[.C9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184" calcext:value-type="float">
            <text:p>0.518400</text:p>
          </table:table-cell>
          <table:table-cell office:value-type="float" office:value="-0.032183" calcext:value-type="float">
            <text:p>-0.03218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2]*[.$F$1]*[.$F$2]" office:value-type="float" office:value="-0.21401695" calcext:value-type="float">
            <text:p>-0.2140</text:p>
          </table:table-cell>
          <table:table-cell table:style-name="ce3" table:formula="of:=[.A92]*[.$F$1]" office:value-type="float" office:value="2.4624" calcext:value-type="float">
            <text:p>2.4624</text:p>
          </table:table-cell>
          <table:table-cell table:style-name="ce3" table:formula="of:=[.C9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476" calcext:value-type="float">
            <text:p>0.547600</text:p>
          </table:table-cell>
          <table:table-cell office:value-type="float" office:value="-0.030532" calcext:value-type="float">
            <text:p>-0.03053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3]*[.$F$1]*[.$F$2]" office:value-type="float" office:value="-0.2030378" calcext:value-type="float">
            <text:p>-0.2030</text:p>
          </table:table-cell>
          <table:table-cell table:style-name="ce3" table:formula="of:=[.A93]*[.$F$1]" office:value-type="float" office:value="2.6011" calcext:value-type="float">
            <text:p>2.6011</text:p>
          </table:table-cell>
          <table:table-cell table:style-name="ce3" table:formula="of:=[.C9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5776" calcext:value-type="float">
            <text:p>0.577600</text:p>
          </table:table-cell>
          <table:table-cell office:value-type="float" office:value="-0.028763" calcext:value-type="float">
            <text:p>-0.02876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4]*[.$F$1]*[.$F$2]" office:value-type="float" office:value="-0.19127395" calcext:value-type="float">
            <text:p>-0.1913</text:p>
          </table:table-cell>
          <table:table-cell table:style-name="ce3" table:formula="of:=[.A94]*[.$F$1]" office:value-type="float" office:value="2.7436" calcext:value-type="float">
            <text:p>2.7436</text:p>
          </table:table-cell>
          <table:table-cell table:style-name="ce3" table:formula="of:=[.C9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084" calcext:value-type="float">
            <text:p>0.608400</text:p>
          </table:table-cell>
          <table:table-cell office:value-type="float" office:value="-0.026884" calcext:value-type="float">
            <text:p>-0.026884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5]*[.$F$1]*[.$F$2]" office:value-type="float" office:value="-0.1787786" calcext:value-type="float">
            <text:p>-0.1788</text:p>
          </table:table-cell>
          <table:table-cell table:style-name="ce3" table:formula="of:=[.A95]*[.$F$1]" office:value-type="float" office:value="2.8899" calcext:value-type="float">
            <text:p>2.8899</text:p>
          </table:table-cell>
          <table:table-cell table:style-name="ce3" table:formula="of:=[.C9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.640000</text:p>
          </table:table-cell>
          <table:table-cell office:value-type="float" office:value="-0.024902" calcext:value-type="float">
            <text:p>-0.024902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6]*[.$F$1]*[.$F$2]" office:value-type="float" office:value="-0.1655983" calcext:value-type="float">
            <text:p>-0.1656</text:p>
          </table:table-cell>
          <table:table-cell table:style-name="ce3" table:formula="of:=[.A96]*[.$F$1]" office:value-type="float" office:value="3.04" calcext:value-type="float">
            <text:p>3.0400</text:p>
          </table:table-cell>
          <table:table-cell table:style-name="ce3" table:formula="of:=[.C9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6724" calcext:value-type="float">
            <text:p>0.672400</text:p>
          </table:table-cell>
          <table:table-cell office:value-type="float" office:value="-0.022823" calcext:value-type="float">
            <text:p>-0.02282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7]*[.$F$1]*[.$F$2]" office:value-type="float" office:value="-0.15177295" calcext:value-type="float">
            <text:p>-0.1518</text:p>
          </table:table-cell>
          <table:table-cell table:style-name="ce3" table:formula="of:=[.A97]*[.$F$1]" office:value-type="float" office:value="3.1939" calcext:value-type="float">
            <text:p>3.1939</text:p>
          </table:table-cell>
          <table:table-cell table:style-name="ce3" table:formula="of:=[.C97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056" calcext:value-type="float">
            <text:p>0.705600</text:p>
          </table:table-cell>
          <table:table-cell office:value-type="float" office:value="-0.020653" calcext:value-type="float">
            <text:p>-0.020653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8]*[.$F$1]*[.$F$2]" office:value-type="float" office:value="-0.13734245" calcext:value-type="float">
            <text:p>-0.1373</text:p>
          </table:table-cell>
          <table:table-cell table:style-name="ce3" table:formula="of:=[.A98]*[.$F$1]" office:value-type="float" office:value="3.3516" calcext:value-type="float">
            <text:p>3.3516</text:p>
          </table:table-cell>
          <table:table-cell table:style-name="ce3" table:formula="of:=[.C98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396" calcext:value-type="float">
            <text:p>0.739600</text:p>
          </table:table-cell>
          <table:table-cell office:value-type="float" office:value="-0.018396" calcext:value-type="float">
            <text:p>-0.01839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99]*[.$F$1]*[.$F$2]" office:value-type="float" office:value="-0.1223334" calcext:value-type="float">
            <text:p>-0.1223</text:p>
          </table:table-cell>
          <table:table-cell table:style-name="ce3" table:formula="of:=[.A99]*[.$F$1]" office:value-type="float" office:value="3.5131" calcext:value-type="float">
            <text:p>3.5131</text:p>
          </table:table-cell>
          <table:table-cell table:style-name="ce3" table:formula="of:=[.C99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7744" calcext:value-type="float">
            <text:p>0.774400</text:p>
          </table:table-cell>
          <table:table-cell office:value-type="float" office:value="-0.016055" calcext:value-type="float">
            <text:p>-0.016055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0]*[.$F$1]*[.$F$2]" office:value-type="float" office:value="-0.10676575" calcext:value-type="float">
            <text:p>-0.1068</text:p>
          </table:table-cell>
          <table:table-cell table:style-name="ce3" table:formula="of:=[.A100]*[.$F$1]" office:value-type="float" office:value="3.6784" calcext:value-type="float">
            <text:p>3.6784</text:p>
          </table:table-cell>
          <table:table-cell table:style-name="ce3" table:formula="of:=[.C100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.810000</text:p>
          </table:table-cell>
          <table:table-cell office:value-type="float" office:value="-0.013629" calcext:value-type="float">
            <text:p>-0.01362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1]*[.$F$1]*[.$F$2]" office:value-type="float" office:value="-0.09063285" calcext:value-type="float">
            <text:p>-0.0906</text:p>
          </table:table-cell>
          <table:table-cell table:style-name="ce3" table:formula="of:=[.A101]*[.$F$1]" office:value-type="float" office:value="3.8475" calcext:value-type="float">
            <text:p>3.8475</text:p>
          </table:table-cell>
          <table:table-cell table:style-name="ce3" table:formula="of:=[.C101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464" calcext:value-type="float">
            <text:p>0.846400</text:p>
          </table:table-cell>
          <table:table-cell office:value-type="float" office:value="-0.011116" calcext:value-type="float">
            <text:p>-0.011116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2]*[.$F$1]*[.$F$2]" office:value-type="float" office:value="-0.0739214" calcext:value-type="float">
            <text:p>-0.0739</text:p>
          </table:table-cell>
          <table:table-cell table:style-name="ce3" table:formula="of:=[.A102]*[.$F$1]" office:value-type="float" office:value="4.0204" calcext:value-type="float">
            <text:p>4.0204</text:p>
          </table:table-cell>
          <table:table-cell table:style-name="ce3" table:formula="of:=[.C102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8836" calcext:value-type="float">
            <text:p>0.883600</text:p>
          </table:table-cell>
          <table:table-cell office:value-type="float" office:value="-0.008509" calcext:value-type="float">
            <text:p>-0.00850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3]*[.$F$1]*[.$F$2]" office:value-type="float" office:value="-0.05658485" calcext:value-type="float">
            <text:p>-0.0566</text:p>
          </table:table-cell>
          <table:table-cell table:style-name="ce3" table:formula="of:=[.A103]*[.$F$1]" office:value-type="float" office:value="4.1971" calcext:value-type="float">
            <text:p>4.1971</text:p>
          </table:table-cell>
          <table:table-cell table:style-name="ce3" table:formula="of:=[.C103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9216" calcext:value-type="float">
            <text:p>0.921600</text:p>
          </table:table-cell>
          <table:table-cell office:value-type="float" office:value="-0.005798" calcext:value-type="float">
            <text:p>-0.005798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4]*[.$F$1]*[.$F$2]" office:value-type="float" office:value="-0.0385567" calcext:value-type="float">
            <text:p>-0.0386</text:p>
          </table:table-cell>
          <table:table-cell table:style-name="ce3" table:formula="of:=[.A104]*[.$F$1]" office:value-type="float" office:value="4.3776" calcext:value-type="float">
            <text:p>4.3776</text:p>
          </table:table-cell>
          <table:table-cell table:style-name="ce3" table:formula="of:=[.C104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0.9604" calcext:value-type="float">
            <text:p>0.960400</text:p>
          </table:table-cell>
          <table:table-cell office:value-type="float" office:value="-0.002969" calcext:value-type="float">
            <text:p>-0.002969</text:p>
          </table:table-cell>
          <table:table-cell office:value-type="float" office:value="0" calcext:value-type="float">
            <text:p>0.000000</text:p>
          </table:table-cell>
          <table:table-cell/>
          <table:table-cell table:style-name="ce3" table:formula="of:=[.B105]*[.$F$1]*[.$F$2]" office:value-type="float" office:value="-0.01974385" calcext:value-type="float">
            <text:p>-0.0197</text:p>
          </table:table-cell>
          <table:table-cell table:style-name="ce3" table:formula="of:=[.A105]*[.$F$1]" office:value-type="float" office:value="4.5619" calcext:value-type="float">
            <text:p>4.5619</text:p>
          </table:table-cell>
          <table:table-cell table:style-name="ce3" table:formula="of:=[.C105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.000000</text:p>
          </table:table-cell>
          <table:table-cell table:number-columns-repeated="2" office:value-type="float" office:value="0" calcext:value-type="float">
            <text:p>0.000000</text:p>
          </table:table-cell>
          <table:table-cell/>
          <table:table-cell table:style-name="ce3" table:formula="of:=[.B106]*[.$F$1]*[.$F$2]" office:value-type="float" office:value="0" calcext:value-type="float">
            <text:p>0.0000</text:p>
          </table:table-cell>
          <table:table-cell table:style-name="ce3" table:formula="of:=[.A106]*[.$F$1]" office:value-type="float" office:value="4.75" calcext:value-type="float">
            <text:p>4.7500</text:p>
          </table:table-cell>
          <table:table-cell table:style-name="ce3" table:formula="of:=[.C106]*[.$F$1]" office:value-type="float" office:value="0" calcext:value-type="float">
            <text:p>0.0000</text:p>
          </table:table-cell>
          <table:table-cell table:number-columns-repeated="1017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table:number-columns-repeated="1022"/>
        </table:table-row>
        <table:table-row table:style-name="ro1">
          <table:table-cell office:value-type="float" office:value="0.0536921" calcext:value-type="float">
            <text:p>0.0536921</text:p>
          </table:table-cell>
          <table:table-cell office:value-type="float" office:value="4.5619" calcext:value-type="float">
            <text:p>4.5619</text:p>
          </table:table-cell>
          <table:table-cell table:number-columns-repeated="1022"/>
        </table:table-row>
        <table:table-row table:style-name="ro1">
          <table:table-cell office:value-type="float" office:value="0.10353385" calcext:value-type="float">
            <text:p>0.10353385</text:p>
          </table:table-cell>
          <table:table-cell office:value-type="float" office:value="4.3776" calcext:value-type="float">
            <text:p>4.3776</text:p>
          </table:table-cell>
          <table:table-cell table:number-columns-repeated="1022"/>
        </table:table-row>
        <table:table-row table:style-name="ro1">
          <table:table-cell office:value-type="float" office:value="0.14977795" calcext:value-type="float">
            <text:p>0.14977795</text:p>
          </table:table-cell>
          <table:table-cell office:value-type="float" office:value="4.1971" calcext:value-type="float">
            <text:p>4.1971</text:p>
          </table:table-cell>
          <table:table-cell table:number-columns-repeated="1022"/>
        </table:table-row>
        <table:table-row table:style-name="ro1">
          <table:table-cell office:value-type="float" office:value="0.1926771" calcext:value-type="float">
            <text:p>0.1926771</text:p>
          </table:table-cell>
          <table:table-cell office:value-type="float" office:value="4.0204" calcext:value-type="float">
            <text:p>4.0204</text:p>
          </table:table-cell>
          <table:table-cell table:number-columns-repeated="1022"/>
        </table:table-row>
        <table:table-row table:style-name="ro1">
          <table:table-cell office:value-type="float" office:value="0.23242415" calcext:value-type="float">
            <text:p>0.23242415</text:p>
          </table:table-cell>
          <table:table-cell office:value-type="float" office:value="3.8475" calcext:value-type="float">
            <text:p>3.8475</text:p>
          </table:table-cell>
          <table:table-cell table:number-columns-repeated="1022"/>
        </table:table-row>
        <table:table-row table:style-name="ro1">
          <table:table-cell office:value-type="float" office:value="0.269192" calcext:value-type="float">
            <text:p>0.269192</text:p>
          </table:table-cell>
          <table:table-cell office:value-type="float" office:value="3.6784" calcext:value-type="float">
            <text:p>3.6784</text:p>
          </table:table-cell>
          <table:table-cell table:number-columns-repeated="1022"/>
        </table:table-row>
        <table:table-row table:style-name="ro1">
          <table:table-cell office:value-type="float" office:value="0.3031203" calcext:value-type="float">
            <text:p>0.3031203</text:p>
          </table:table-cell>
          <table:table-cell office:value-type="float" office:value="3.5131" calcext:value-type="float">
            <text:p>3.5131</text:p>
          </table:table-cell>
          <table:table-cell table:number-columns-repeated="1022"/>
        </table:table-row>
        <table:table-row table:style-name="ro1">
          <table:table-cell office:value-type="float" office:value="0.3343354" calcext:value-type="float">
            <text:p>0.3343354</text:p>
          </table:table-cell>
          <table:table-cell office:value-type="float" office:value="3.3516" calcext:value-type="float">
            <text:p>3.3516</text:p>
          </table:table-cell>
          <table:table-cell table:number-columns-repeated="1022"/>
        </table:table-row>
        <table:table-row table:style-name="ro1">
          <table:table-cell office:value-type="float" office:value="0.3629437" calcext:value-type="float">
            <text:p>0.3629437</text:p>
          </table:table-cell>
          <table:table-cell office:value-type="float" office:value="3.1939" calcext:value-type="float">
            <text:p>3.1939</text:p>
          </table:table-cell>
          <table:table-cell table:number-columns-repeated="1022"/>
        </table:table-row>
        <table:table-row table:style-name="ro1">
          <table:table-cell office:value-type="float" office:value="0.3890383" calcext:value-type="float">
            <text:p>0.3890383</text:p>
          </table:table-cell>
          <table:table-cell office:value-type="float" office:value="3.04" calcext:value-type="float">
            <text:p>3.04</text:p>
          </table:table-cell>
          <table:table-cell table:number-columns-repeated="1022"/>
        </table:table-row>
        <table:table-row table:style-name="ro1">
          <table:table-cell office:value-type="float" office:value="0.41269235" calcext:value-type="float">
            <text:p>0.41269235</text:p>
          </table:table-cell>
          <table:table-cell office:value-type="float" office:value="2.8899" calcext:value-type="float">
            <text:p>2.8899</text:p>
          </table:table-cell>
          <table:table-cell table:number-columns-repeated="1022"/>
        </table:table-row>
        <table:table-row table:style-name="ro1">
          <table:table-cell office:value-type="float" office:value="0.43397235" calcext:value-type="float">
            <text:p>0.43397235</text:p>
          </table:table-cell>
          <table:table-cell office:value-type="float" office:value="2.7436" calcext:value-type="float">
            <text:p>2.7436</text:p>
          </table:table-cell>
          <table:table-cell table:number-columns-repeated="1022"/>
        </table:table-row>
        <table:table-row table:style-name="ro1">
          <table:table-cell office:value-type="float" office:value="0.45293815" calcext:value-type="float">
            <text:p>0.45293815</text:p>
          </table:table-cell>
          <table:table-cell office:value-type="float" office:value="2.6011" calcext:value-type="float">
            <text:p>2.6011</text:p>
          </table:table-cell>
          <table:table-cell table:number-columns-repeated="1022"/>
        </table:table-row>
        <table:table-row table:style-name="ro1">
          <table:table-cell office:value-type="float" office:value="0.46965625" calcext:value-type="float">
            <text:p>0.46965625</text:p>
          </table:table-cell>
          <table:table-cell office:value-type="float" office:value="2.4624" calcext:value-type="float">
            <text:p>2.4624</text:p>
          </table:table-cell>
          <table:table-cell table:number-columns-repeated="1022"/>
        </table:table-row>
        <table:table-row table:style-name="ro1">
          <table:table-cell office:value-type="float" office:value="0.4841732" calcext:value-type="float">
            <text:p>0.4841732</text:p>
          </table:table-cell>
          <table:table-cell office:value-type="float" office:value="2.3275" calcext:value-type="float">
            <text:p>2.3275</text:p>
          </table:table-cell>
          <table:table-cell table:number-columns-repeated="1022"/>
        </table:table-row>
        <table:table-row table:style-name="ro1">
          <table:table-cell office:value-type="float" office:value="0.49653555" calcext:value-type="float">
            <text:p>0.49653555</text:p>
          </table:table-cell>
          <table:table-cell office:value-type="float" office:value="2.1964" calcext:value-type="float">
            <text:p>2.1964</text:p>
          </table:table-cell>
          <table:table-cell table:number-columns-repeated="1022"/>
        </table:table-row>
        <table:table-row table:style-name="ro1">
          <table:table-cell office:value-type="float" office:value="0.50678985" calcext:value-type="float">
            <text:p>0.50678985</text:p>
          </table:table-cell>
          <table:table-cell office:value-type="float" office:value="2.0691" calcext:value-type="float">
            <text:p>2.0691</text:p>
          </table:table-cell>
          <table:table-cell table:number-columns-repeated="1022"/>
        </table:table-row>
        <table:table-row table:style-name="ro1">
          <table:table-cell office:value-type="float" office:value="0.5149893" calcext:value-type="float">
            <text:p>0.5149893</text:p>
          </table:table-cell>
          <table:table-cell office:value-type="float" office:value="1.9456" calcext:value-type="float">
            <text:p>1.9456</text:p>
          </table:table-cell>
          <table:table-cell table:number-columns-repeated="1022"/>
        </table:table-row>
        <table:table-row table:style-name="ro1">
          <table:table-cell office:value-type="float" office:value="0.52107405" calcext:value-type="float">
            <text:p>0.52107405</text:p>
          </table:table-cell>
          <table:table-cell office:value-type="float" office:value="1.8259" calcext:value-type="float">
            <text:p>1.8259</text:p>
          </table:table-cell>
          <table:table-cell table:number-columns-repeated="1022"/>
        </table:table-row>
        <table:table-row table:style-name="ro1">
          <table:table-cell office:value-type="float" office:value="0.524685" calcext:value-type="float">
            <text:p>0.524685</text:p>
          </table:table-cell>
          <table:table-cell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office:value-type="float" office:value="0.5258953" calcext:value-type="float">
            <text:p>0.5258953</text:p>
          </table:table-cell>
          <table:table-cell office:value-type="float" office:value="1.5979" calcext:value-type="float">
            <text:p>1.5979</text:p>
          </table:table-cell>
          <table:table-cell table:number-columns-repeated="1022"/>
        </table:table-row>
        <table:table-row table:style-name="ro1">
          <table:table-cell office:value-type="float" office:value="0.5248047" calcext:value-type="float">
            <text:p>0.5248047</text:p>
          </table:table-cell>
          <table:table-cell office:value-type="float" office:value="1.4896" calcext:value-type="float">
            <text:p>1.4896</text:p>
          </table:table-cell>
          <table:table-cell table:number-columns-repeated="1022"/>
        </table:table-row>
        <table:table-row table:style-name="ro1">
          <table:table-cell office:value-type="float" office:value="0.5215329" calcext:value-type="float">
            <text:p>0.5215329</text:p>
          </table:table-cell>
          <table:table-cell office:value-type="float" office:value="1.3851" calcext:value-type="float">
            <text:p>1.3851</text:p>
          </table:table-cell>
          <table:table-cell table:number-columns-repeated="1022"/>
        </table:table-row>
        <table:table-row table:style-name="ro1">
          <table:table-cell office:value-type="float" office:value="0.51617965" calcext:value-type="float">
            <text:p>0.51617965</text:p>
          </table:table-cell>
          <table:table-cell office:value-type="float" office:value="1.2844" calcext:value-type="float">
            <text:p>1.2844</text:p>
          </table:table-cell>
          <table:table-cell table:number-columns-repeated="1022"/>
        </table:table-row>
        <table:table-row table:style-name="ro1">
          <table:table-cell office:value-type="float" office:value="0.50886465" calcext:value-type="float">
            <text:p>0.50886465</text:p>
          </table:table-cell>
          <table:table-cell office:value-type="float" office:value="1.1875" calcext:value-type="float">
            <text:p>1.1875</text:p>
          </table:table-cell>
          <table:table-cell table:number-columns-repeated="1022"/>
        </table:table-row>
        <table:table-row table:style-name="ro1">
          <table:table-cell office:value-type="float" office:value="0.49970095" calcext:value-type="float">
            <text:p>0.49970095</text:p>
          </table:table-cell>
          <table:table-cell office:value-type="float" office:value="1.0944" calcext:value-type="float">
            <text:p>1.0944</text:p>
          </table:table-cell>
          <table:table-cell table:number-columns-repeated="1022"/>
        </table:table-row>
        <table:table-row table:style-name="ro1">
          <table:table-cell office:value-type="float" office:value="0.48879495" calcext:value-type="float">
            <text:p>0.48879495</text:p>
          </table:table-cell>
          <table:table-cell office:value-type="float" office:value="1.0051" calcext:value-type="float">
            <text:p>1.0051</text:p>
          </table:table-cell>
          <table:table-cell table:number-columns-repeated="1022"/>
        </table:table-row>
        <table:table-row table:style-name="ro1">
          <table:table-cell office:value-type="float" office:value="0.4762597" calcext:value-type="float">
            <text:p>0.4762597</text:p>
          </table:table-cell>
          <table:table-cell office:value-type="float" office:value="0.9196" calcext:value-type="float">
            <text:p>0.9196</text:p>
          </table:table-cell>
          <table:table-cell table:number-columns-repeated="1022"/>
        </table:table-row>
        <table:table-row table:style-name="ro1">
          <table:table-cell office:value-type="float" office:value="0.46222155" calcext:value-type="float">
            <text:p>0.46222155</text:p>
          </table:table-cell>
          <table:table-cell office:value-type="float" office:value="0.8379" calcext:value-type="float">
            <text:p>0.8379</text:p>
          </table:table-cell>
          <table:table-cell table:number-columns-repeated="1022"/>
        </table:table-row>
        <table:table-row table:style-name="ro1">
          <table:table-cell office:value-type="float" office:value="0.4467869" calcext:value-type="float">
            <text:p>0.4467869</text:p>
          </table:table-cell>
          <table:table-cell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office:value-type="float" office:value="0.4300688" calcext:value-type="float">
            <text:p>0.4300688</text:p>
          </table:table-cell>
          <table:table-cell office:value-type="float" office:value="0.6859" calcext:value-type="float">
            <text:p>0.6859</text:p>
          </table:table-cell>
          <table:table-cell table:number-columns-repeated="1022"/>
        </table:table-row>
        <table:table-row table:style-name="ro1">
          <table:table-cell office:value-type="float" office:value="0.41218695" calcext:value-type="float">
            <text:p>0.41218695</text:p>
          </table:table-cell>
          <table:table-cell office:value-type="float" office:value="0.6156" calcext:value-type="float">
            <text:p>0.6156</text:p>
          </table:table-cell>
          <table:table-cell table:number-columns-repeated="1022"/>
        </table:table-row>
        <table:table-row table:style-name="ro1">
          <table:table-cell office:value-type="float" office:value="0.3932411" calcext:value-type="float">
            <text:p>0.3932411</text:p>
          </table:table-cell>
          <table:table-cell office:value-type="float" office:value="0.5491" calcext:value-type="float">
            <text:p>0.5491</text:p>
          </table:table-cell>
          <table:table-cell table:number-columns-repeated="1022"/>
        </table:table-row>
        <table:table-row table:style-name="ro1">
          <table:table-cell office:value-type="float" office:value="0.3733576" calcext:value-type="float">
            <text:p>0.3733576</text:p>
          </table:table-cell>
          <table:table-cell office:value-type="float" office:value="0.4864" calcext:value-type="float">
            <text:p>0.4864</text:p>
          </table:table-cell>
          <table:table-cell table:number-columns-repeated="1022"/>
        </table:table-row>
        <table:table-row table:style-name="ro1">
          <table:table-cell office:value-type="float" office:value="0.35262955" calcext:value-type="float">
            <text:p>0.35262955</text:p>
          </table:table-cell>
          <table:table-cell office:value-type="float" office:value="0.4275" calcext:value-type="float">
            <text:p>0.4275</text:p>
          </table:table-cell>
          <table:table-cell table:number-columns-repeated="1022"/>
        </table:table-row>
        <table:table-row table:style-name="ro1">
          <table:table-cell office:value-type="float" office:value="0.33116335" calcext:value-type="float">
            <text:p>0.33116335</text:p>
          </table:table-cell>
          <table:table-cell office:value-type="float" office:value="0.3724" calcext:value-type="float">
            <text:p>0.3724</text:p>
          </table:table-cell>
          <table:table-cell table:number-columns-repeated="1022"/>
        </table:table-row>
        <table:table-row table:style-name="ro1">
          <table:table-cell office:value-type="float" office:value="0.3090654" calcext:value-type="float">
            <text:p>0.3090654</text:p>
          </table:table-cell>
          <table:table-cell office:value-type="float" office:value="0.3211" calcext:value-type="float">
            <text:p>0.3211</text:p>
          </table:table-cell>
          <table:table-cell table:number-columns-repeated="1022"/>
        </table:table-row>
        <table:table-row table:style-name="ro1">
          <table:table-cell office:value-type="float" office:value="0.2864288" calcext:value-type="float">
            <text:p>0.2864288</text:p>
          </table:table-cell>
          <table:table-cell office:value-type="float" office:value="0.2736" calcext:value-type="float">
            <text:p>0.2736</text:p>
          </table:table-cell>
          <table:table-cell table:number-columns-repeated="1022"/>
        </table:table-row>
        <table:table-row table:style-name="ro1">
          <table:table-cell office:value-type="float" office:value="0.26334665" calcext:value-type="float">
            <text:p>0.26334665</text:p>
          </table:table-cell>
          <table:table-cell office:value-type="float" office:value="0.2299" calcext:value-type="float">
            <text:p>0.2299</text:p>
          </table:table-cell>
          <table:table-cell table:number-columns-repeated="1022"/>
        </table:table-row>
        <table:table-row table:style-name="ro1">
          <table:table-cell office:value-type="float" office:value="0.23989875" calcext:value-type="float">
            <text:p>0.23989875</text:p>
          </table:table-cell>
          <table:table-cell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0.21617155" calcext:value-type="float">
            <text:p>0.21617155</text:p>
          </table:table-cell>
          <table:table-cell office:value-type="float" office:value="0.1539" calcext:value-type="float">
            <text:p>0.1539</text:p>
          </table:table-cell>
          <table:table-cell table:number-columns-repeated="1022"/>
        </table:table-row>
        <table:table-row table:style-name="ro1">
          <table:table-cell office:value-type="float" office:value="0.19224485" calcext:value-type="float">
            <text:p>0.19224485</text:p>
          </table:table-cell>
          <table:table-cell office:value-type="float" office:value="0.1216" calcext:value-type="float">
            <text:p>0.1216</text:p>
          </table:table-cell>
          <table:table-cell table:number-columns-repeated="1022"/>
        </table:table-row>
        <table:table-row table:style-name="ro1">
          <table:table-cell office:value-type="float" office:value="0.1681785" calcext:value-type="float">
            <text:p>0.1681785</text:p>
          </table:table-cell>
          <table:table-cell office:value-type="float" office:value="0.0931" calcext:value-type="float">
            <text:p>0.0931</text:p>
          </table:table-cell>
          <table:table-cell table:number-columns-repeated="1022"/>
        </table:table-row>
        <table:table-row table:style-name="ro1">
          <table:table-cell office:value-type="float" office:value="0.14403235" calcext:value-type="float">
            <text:p>0.14403235</text:p>
          </table:table-cell>
          <table:table-cell office:value-type="float" office:value="0.0684" calcext:value-type="float">
            <text:p>0.0684</text:p>
          </table:table-cell>
          <table:table-cell table:number-columns-repeated="1022"/>
        </table:table-row>
        <table:table-row table:style-name="ro1">
          <table:table-cell office:value-type="float" office:value="0.1198596" calcext:value-type="float">
            <text:p>0.1198596</text:p>
          </table:table-cell>
          <table:table-cell office:value-type="float" office:value="0.0475" calcext:value-type="float">
            <text:p>0.0475</text:p>
          </table:table-cell>
          <table:table-cell table:number-columns-repeated="1022"/>
        </table:table-row>
        <table:table-row table:style-name="ro1">
          <table:table-cell office:value-type="float" office:value="0.0957201" calcext:value-type="float">
            <text:p>0.0957201</text:p>
          </table:table-cell>
          <table:table-cell office:value-type="float" office:value="0.0304" calcext:value-type="float">
            <text:p>0.0304</text:p>
          </table:table-cell>
          <table:table-cell table:number-columns-repeated="1022"/>
        </table:table-row>
        <table:table-row table:style-name="ro1">
          <table:table-cell office:value-type="float" office:value="0.0716338" calcext:value-type="float">
            <text:p>0.0716338</text:p>
          </table:table-cell>
          <table:table-cell office:value-type="float" office:value="0.0171" calcext:value-type="float">
            <text:p>0.0171</text:p>
          </table:table-cell>
          <table:table-cell table:number-columns-repeated="1022"/>
        </table:table-row>
        <table:table-row table:style-name="ro1">
          <table:table-cell office:value-type="float" office:value="0.0476406" calcext:value-type="float">
            <text:p>0.0476406</text:p>
          </table:table-cell>
          <table:table-cell office:value-type="float" office:value="0.0076" calcext:value-type="float">
            <text:p>0.0076</text:p>
          </table:table-cell>
          <table:table-cell table:number-columns-repeated="1022"/>
        </table:table-row>
        <table:table-row table:style-name="ro1">
          <table:table-cell office:value-type="float" office:value="0.02376045" calcext:value-type="float">
            <text:p>0.02376045</text:p>
          </table:table-cell>
          <table:table-cell office:value-type="float" office:value="0.0019" calcext:value-type="float">
            <text:p>0.001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0.02322845" calcext:value-type="float">
            <text:p>-0.02322845</text:p>
          </table:table-cell>
          <table:table-cell office:value-type="float" office:value="0.0019" calcext:value-type="float">
            <text:p>0.0019</text:p>
          </table:table-cell>
          <table:table-cell table:number-columns-repeated="1022"/>
        </table:table-row>
        <table:table-row table:style-name="ro1">
          <table:table-cell office:value-type="float" office:value="-0.0455126" calcext:value-type="float">
            <text:p>-0.0455126</text:p>
          </table:table-cell>
          <table:table-cell office:value-type="float" office:value="0.0076" calcext:value-type="float">
            <text:p>0.0076</text:p>
          </table:table-cell>
          <table:table-cell table:number-columns-repeated="1022"/>
        </table:table-row>
        <table:table-row table:style-name="ro1">
          <table:table-cell office:value-type="float" office:value="-0.06686575" calcext:value-type="float">
            <text:p>-0.06686575</text:p>
          </table:table-cell>
          <table:table-cell office:value-type="float" office:value="0.0171" calcext:value-type="float">
            <text:p>0.0171</text:p>
          </table:table-cell>
          <table:table-cell table:number-columns-repeated="1022"/>
        </table:table-row>
        <table:table-row table:style-name="ro1">
          <table:table-cell office:value-type="float" office:value="-0.0872746" calcext:value-type="float">
            <text:p>-0.0872746</text:p>
          </table:table-cell>
          <table:table-cell office:value-type="float" office:value="0.0304" calcext:value-type="float">
            <text:p>0.0304</text:p>
          </table:table-cell>
          <table:table-cell table:number-columns-repeated="1022"/>
        </table:table-row>
        <table:table-row table:style-name="ro1">
          <table:table-cell office:value-type="float" office:value="-0.10672585" calcext:value-type="float">
            <text:p>-0.10672585</text:p>
          </table:table-cell>
          <table:table-cell office:value-type="float" office:value="0.0475" calcext:value-type="float">
            <text:p>0.0475</text:p>
          </table:table-cell>
          <table:table-cell table:number-columns-repeated="1022"/>
        </table:table-row>
        <table:table-row table:style-name="ro1">
          <table:table-cell office:value-type="float" office:value="-0.12522615" calcext:value-type="float">
            <text:p>-0.12522615</text:p>
          </table:table-cell>
          <table:table-cell office:value-type="float" office:value="0.0684" calcext:value-type="float">
            <text:p>0.0684</text:p>
          </table:table-cell>
          <table:table-cell table:number-columns-repeated="1022"/>
        </table:table-row>
        <table:table-row table:style-name="ro1">
          <table:table-cell office:value-type="float" office:value="-0.1427489" calcext:value-type="float">
            <text:p>-0.1427489</text:p>
          </table:table-cell>
          <table:table-cell office:value-type="float" office:value="0.0931" calcext:value-type="float">
            <text:p>0.0931</text:p>
          </table:table-cell>
          <table:table-cell table:number-columns-repeated="1022"/>
        </table:table-row>
        <table:table-row table:style-name="ro1">
          <table:table-cell office:value-type="float" office:value="-0.15928745" calcext:value-type="float">
            <text:p>-0.15928745</text:p>
          </table:table-cell>
          <table:table-cell office:value-type="float" office:value="0.1216" calcext:value-type="float">
            <text:p>0.1216</text:p>
          </table:table-cell>
          <table:table-cell table:number-columns-repeated="1022"/>
        </table:table-row>
        <table:table-row table:style-name="ro1">
          <table:table-cell office:value-type="float" office:value="-0.1748285" calcext:value-type="float">
            <text:p>-0.1748285</text:p>
          </table:table-cell>
          <table:table-cell office:value-type="float" office:value="0.1539" calcext:value-type="float">
            <text:p>0.1539</text:p>
          </table:table-cell>
          <table:table-cell table:number-columns-repeated="1022"/>
        </table:table-row>
        <table:table-row table:style-name="ro1">
          <table:table-cell office:value-type="float" office:value="-0.18935875" calcext:value-type="float">
            <text:p>-0.18935875</text:p>
          </table:table-cell>
          <table:table-cell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-0.2028649" calcext:value-type="float">
            <text:p>-0.2028649</text:p>
          </table:table-cell>
          <table:table-cell office:value-type="float" office:value="0.2299" calcext:value-type="float">
            <text:p>0.2299</text:p>
          </table:table-cell>
          <table:table-cell table:number-columns-repeated="1022"/>
        </table:table-row>
        <table:table-row table:style-name="ro1">
          <table:table-cell office:value-type="float" office:value="-0.2153403" calcext:value-type="float">
            <text:p>-0.2153403</text:p>
          </table:table-cell>
          <table:table-cell office:value-type="float" office:value="0.2736" calcext:value-type="float">
            <text:p>0.2736</text:p>
          </table:table-cell>
          <table:table-cell table:number-columns-repeated="1022"/>
        </table:table-row>
        <table:table-row table:style-name="ro1">
          <table:table-cell office:value-type="float" office:value="-0.22675835" calcext:value-type="float">
            <text:p>-0.22675835</text:p>
          </table:table-cell>
          <table:table-cell office:value-type="float" office:value="0.3211" calcext:value-type="float">
            <text:p>0.3211</text:p>
          </table:table-cell>
          <table:table-cell table:number-columns-repeated="1022"/>
        </table:table-row>
        <table:table-row table:style-name="ro1">
          <table:table-cell office:value-type="float" office:value="-0.2371124" calcext:value-type="float">
            <text:p>-0.2371124</text:p>
          </table:table-cell>
          <table:table-cell office:value-type="float" office:value="0.3724" calcext:value-type="float">
            <text:p>0.3724</text:p>
          </table:table-cell>
          <table:table-cell table:number-columns-repeated="1022"/>
        </table:table-row>
        <table:table-row table:style-name="ro1">
          <table:table-cell office:value-type="float" office:value="-0.2463958" calcext:value-type="float">
            <text:p>-0.2463958</text:p>
          </table:table-cell>
          <table:table-cell office:value-type="float" office:value="0.4275" calcext:value-type="float">
            <text:p>0.4275</text:p>
          </table:table-cell>
          <table:table-cell table:number-columns-repeated="1022"/>
        </table:table-row>
        <table:table-row table:style-name="ro1">
          <table:table-cell office:value-type="float" office:value="-0.25459525" calcext:value-type="float">
            <text:p>-0.25459525</text:p>
          </table:table-cell>
          <table:table-cell office:value-type="float" office:value="0.4864" calcext:value-type="float">
            <text:p>0.4864</text:p>
          </table:table-cell>
          <table:table-cell table:number-columns-repeated="1022"/>
        </table:table-row>
        <table:table-row table:style-name="ro1">
          <table:table-cell office:value-type="float" office:value="-0.26171075" calcext:value-type="float">
            <text:p>-0.26171075</text:p>
          </table:table-cell>
          <table:table-cell office:value-type="float" office:value="0.5491" calcext:value-type="float">
            <text:p>0.5491</text:p>
          </table:table-cell>
          <table:table-cell table:number-columns-repeated="1022"/>
        </table:table-row>
        <table:table-row table:style-name="ro1">
          <table:table-cell office:value-type="float" office:value="-0.2677423" calcext:value-type="float">
            <text:p>-0.2677423</text:p>
          </table:table-cell>
          <table:table-cell office:value-type="float" office:value="0.6156" calcext:value-type="float">
            <text:p>0.6156</text:p>
          </table:table-cell>
          <table:table-cell table:number-columns-repeated="1022"/>
        </table:table-row>
        <table:table-row table:style-name="ro1">
          <table:table-cell office:value-type="float" office:value="-0.27268325" calcext:value-type="float">
            <text:p>-0.27268325</text:p>
          </table:table-cell>
          <table:table-cell office:value-type="float" office:value="0.6859" calcext:value-type="float">
            <text:p>0.6859</text:p>
          </table:table-cell>
          <table:table-cell table:number-columns-repeated="1022"/>
        </table:table-row>
        <table:table-row table:style-name="ro1">
          <table:table-cell office:value-type="float" office:value="-0.2765469" calcext:value-type="float">
            <text:p>-0.2765469</text:p>
          </table:table-cell>
          <table:table-cell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office:value-type="float" office:value="-0.2793399" calcext:value-type="float">
            <text:p>-0.2793399</text:p>
          </table:table-cell>
          <table:table-cell office:value-type="float" office:value="0.8379" calcext:value-type="float">
            <text:p>0.8379</text:p>
          </table:table-cell>
          <table:table-cell table:number-columns-repeated="1022"/>
        </table:table-row>
        <table:table-row table:style-name="ro1">
          <table:table-cell office:value-type="float" office:value="-0.28108885" calcext:value-type="float">
            <text:p>-0.28108885</text:p>
          </table:table-cell>
          <table:table-cell office:value-type="float" office:value="0.9196" calcext:value-type="float">
            <text:p>0.9196</text:p>
          </table:table-cell>
          <table:table-cell table:number-columns-repeated="1022"/>
        </table:table-row>
        <table:table-row table:style-name="ro1">
          <table:table-cell office:value-type="float" office:value="-0.2818004" calcext:value-type="float">
            <text:p>-0.2818004</text:p>
          </table:table-cell>
          <table:table-cell office:value-type="float" office:value="1.0051" calcext:value-type="float">
            <text:p>1.0051</text:p>
          </table:table-cell>
          <table:table-cell table:number-columns-repeated="1022"/>
        </table:table-row>
        <table:table-row table:style-name="ro1">
          <table:table-cell office:value-type="float" office:value="-0.2815211" calcext:value-type="float">
            <text:p>-0.2815211</text:p>
          </table:table-cell>
          <table:table-cell office:value-type="float" office:value="1.0944" calcext:value-type="float">
            <text:p>1.0944</text:p>
          </table:table-cell>
          <table:table-cell table:number-columns-repeated="1022"/>
        </table:table-row>
        <table:table-row table:style-name="ro1">
          <table:table-cell office:value-type="float" office:value="-0.2802709" calcext:value-type="float">
            <text:p>-0.2802709</text:p>
          </table:table-cell>
          <table:table-cell office:value-type="float" office:value="1.1875" calcext:value-type="float">
            <text:p>1.1875</text:p>
          </table:table-cell>
          <table:table-cell table:number-columns-repeated="1022"/>
        </table:table-row>
        <table:table-row table:style-name="ro1">
          <table:table-cell office:value-type="float" office:value="-0.278103" calcext:value-type="float">
            <text:p>-0.278103</text:p>
          </table:table-cell>
          <table:table-cell office:value-type="float" office:value="1.2844" calcext:value-type="float">
            <text:p>1.2844</text:p>
          </table:table-cell>
          <table:table-cell table:number-columns-repeated="1022"/>
        </table:table-row>
        <table:table-row table:style-name="ro1">
          <table:table-cell office:value-type="float" office:value="-0.27506395" calcext:value-type="float">
            <text:p>-0.27506395</text:p>
          </table:table-cell>
          <table:table-cell office:value-type="float" office:value="1.3851" calcext:value-type="float">
            <text:p>1.3851</text:p>
          </table:table-cell>
          <table:table-cell table:number-columns-repeated="1022"/>
        </table:table-row>
        <table:table-row table:style-name="ro1">
          <table:table-cell office:value-type="float" office:value="-0.2712136" calcext:value-type="float">
            <text:p>-0.2712136</text:p>
          </table:table-cell>
          <table:table-cell office:value-type="float" office:value="1.4896" calcext:value-type="float">
            <text:p>1.4896</text:p>
          </table:table-cell>
          <table:table-cell table:number-columns-repeated="1022"/>
        </table:table-row>
        <table:table-row table:style-name="ro1">
          <table:table-cell office:value-type="float" office:value="-0.26661845" calcext:value-type="float">
            <text:p>-0.26661845</text:p>
          </table:table-cell>
          <table:table-cell office:value-type="float" office:value="1.5979" calcext:value-type="float">
            <text:p>1.5979</text:p>
          </table:table-cell>
          <table:table-cell table:number-columns-repeated="1022"/>
        </table:table-row>
        <table:table-row table:style-name="ro1">
          <table:table-cell office:value-type="float" office:value="-0.261345" calcext:value-type="float">
            <text:p>-0.261345</text:p>
          </table:table-cell>
          <table:table-cell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office:value-type="float" office:value="-0.2554797" calcext:value-type="float">
            <text:p>-0.2554797</text:p>
          </table:table-cell>
          <table:table-cell office:value-type="float" office:value="1.8259" calcext:value-type="float">
            <text:p>1.8259</text:p>
          </table:table-cell>
          <table:table-cell table:number-columns-repeated="1022"/>
        </table:table-row>
        <table:table-row table:style-name="ro1">
          <table:table-cell office:value-type="float" office:value="-0.2490558" calcext:value-type="float">
            <text:p>-0.2490558</text:p>
          </table:table-cell>
          <table:table-cell office:value-type="float" office:value="1.9456" calcext:value-type="float">
            <text:p>1.9456</text:p>
          </table:table-cell>
          <table:table-cell table:number-columns-repeated="1022"/>
        </table:table-row>
        <table:table-row table:style-name="ro1">
          <table:table-cell office:value-type="float" office:value="-0.2417275" calcext:value-type="float">
            <text:p>-0.2417275</text:p>
          </table:table-cell>
          <table:table-cell office:value-type="float" office:value="2.0691" calcext:value-type="float">
            <text:p>2.0691</text:p>
          </table:table-cell>
          <table:table-cell table:number-columns-repeated="1022"/>
        </table:table-row>
        <table:table-row table:style-name="ro1">
          <table:table-cell office:value-type="float" office:value="-0.23340835" calcext:value-type="float">
            <text:p>-0.23340835</text:p>
          </table:table-cell>
          <table:table-cell office:value-type="float" office:value="2.1964" calcext:value-type="float">
            <text:p>2.1964</text:p>
          </table:table-cell>
          <table:table-cell table:number-columns-repeated="1022"/>
        </table:table-row>
        <table:table-row table:style-name="ro1">
          <table:table-cell office:value-type="float" office:value="-0.2241582" calcext:value-type="float">
            <text:p>-0.2241582</text:p>
          </table:table-cell>
          <table:table-cell office:value-type="float" office:value="2.3275" calcext:value-type="float">
            <text:p>2.3275</text:p>
          </table:table-cell>
          <table:table-cell table:number-columns-repeated="1022"/>
        </table:table-row>
        <table:table-row table:style-name="ro1">
          <table:table-cell office:value-type="float" office:value="-0.21401695" calcext:value-type="float">
            <text:p>-0.21401695</text:p>
          </table:table-cell>
          <table:table-cell office:value-type="float" office:value="2.4624" calcext:value-type="float">
            <text:p>2.4624</text:p>
          </table:table-cell>
          <table:table-cell table:number-columns-repeated="1022"/>
        </table:table-row>
        <table:table-row table:style-name="ro1">
          <table:table-cell office:value-type="float" office:value="-0.2030378" calcext:value-type="float">
            <text:p>-0.2030378</text:p>
          </table:table-cell>
          <table:table-cell office:value-type="float" office:value="2.6011" calcext:value-type="float">
            <text:p>2.6011</text:p>
          </table:table-cell>
          <table:table-cell table:number-columns-repeated="1022"/>
        </table:table-row>
        <table:table-row table:style-name="ro1">
          <table:table-cell office:value-type="float" office:value="-0.19127395" calcext:value-type="float">
            <text:p>-0.19127395</text:p>
          </table:table-cell>
          <table:table-cell office:value-type="float" office:value="2.7436" calcext:value-type="float">
            <text:p>2.7436</text:p>
          </table:table-cell>
          <table:table-cell table:number-columns-repeated="1022"/>
        </table:table-row>
        <table:table-row table:style-name="ro1">
          <table:table-cell office:value-type="float" office:value="-0.1787786" calcext:value-type="float">
            <text:p>-0.1787786</text:p>
          </table:table-cell>
          <table:table-cell office:value-type="float" office:value="2.8899" calcext:value-type="float">
            <text:p>2.8899</text:p>
          </table:table-cell>
          <table:table-cell table:number-columns-repeated="1022"/>
        </table:table-row>
        <table:table-row table:style-name="ro1">
          <table:table-cell office:value-type="float" office:value="-0.1655983" calcext:value-type="float">
            <text:p>-0.1655983</text:p>
          </table:table-cell>
          <table:table-cell office:value-type="float" office:value="3.04" calcext:value-type="float">
            <text:p>3.04</text:p>
          </table:table-cell>
          <table:table-cell table:number-columns-repeated="1022"/>
        </table:table-row>
        <table:table-row table:style-name="ro1">
          <table:table-cell office:value-type="float" office:value="-0.15177295" calcext:value-type="float">
            <text:p>-0.15177295</text:p>
          </table:table-cell>
          <table:table-cell office:value-type="float" office:value="3.1939" calcext:value-type="float">
            <text:p>3.1939</text:p>
          </table:table-cell>
          <table:table-cell table:number-columns-repeated="1022"/>
        </table:table-row>
        <table:table-row table:style-name="ro1">
          <table:table-cell office:value-type="float" office:value="-0.13734245" calcext:value-type="float">
            <text:p>-0.13734245</text:p>
          </table:table-cell>
          <table:table-cell office:value-type="float" office:value="3.3516" calcext:value-type="float">
            <text:p>3.3516</text:p>
          </table:table-cell>
          <table:table-cell table:number-columns-repeated="1022"/>
        </table:table-row>
        <table:table-row table:style-name="ro1">
          <table:table-cell office:value-type="float" office:value="-0.1223334" calcext:value-type="float">
            <text:p>-0.1223334</text:p>
          </table:table-cell>
          <table:table-cell office:value-type="float" office:value="3.5131" calcext:value-type="float">
            <text:p>3.5131</text:p>
          </table:table-cell>
          <table:table-cell table:number-columns-repeated="1022"/>
        </table:table-row>
        <table:table-row table:style-name="ro1">
          <table:table-cell office:value-type="float" office:value="-0.10676575" calcext:value-type="float">
            <text:p>-0.10676575</text:p>
          </table:table-cell>
          <table:table-cell office:value-type="float" office:value="3.6784" calcext:value-type="float">
            <text:p>3.6784</text:p>
          </table:table-cell>
          <table:table-cell table:number-columns-repeated="1022"/>
        </table:table-row>
        <table:table-row table:style-name="ro1">
          <table:table-cell office:value-type="float" office:value="-0.09063285" calcext:value-type="float">
            <text:p>-0.09063285</text:p>
          </table:table-cell>
          <table:table-cell office:value-type="float" office:value="3.8475" calcext:value-type="float">
            <text:p>3.8475</text:p>
          </table:table-cell>
          <table:table-cell table:number-columns-repeated="1022"/>
        </table:table-row>
        <table:table-row table:style-name="ro1">
          <table:table-cell office:value-type="float" office:value="-0.0739214" calcext:value-type="float">
            <text:p>-0.0739214</text:p>
          </table:table-cell>
          <table:table-cell office:value-type="float" office:value="4.0204" calcext:value-type="float">
            <text:p>4.0204</text:p>
          </table:table-cell>
          <table:table-cell table:number-columns-repeated="1022"/>
        </table:table-row>
        <table:table-row table:style-name="ro1">
          <table:table-cell office:value-type="float" office:value="-0.05658485" calcext:value-type="float">
            <text:p>-0.05658485</text:p>
          </table:table-cell>
          <table:table-cell office:value-type="float" office:value="4.1971" calcext:value-type="float">
            <text:p>4.1971</text:p>
          </table:table-cell>
          <table:table-cell table:number-columns-repeated="1022"/>
        </table:table-row>
        <table:table-row table:style-name="ro1">
          <table:table-cell office:value-type="float" office:value="-0.0385567" calcext:value-type="float">
            <text:p>-0.0385567</text:p>
          </table:table-cell>
          <table:table-cell office:value-type="float" office:value="4.3776" calcext:value-type="float">
            <text:p>4.3776</text:p>
          </table:table-cell>
          <table:table-cell table:number-columns-repeated="1022"/>
        </table:table-row>
        <table:table-row table:style-name="ro1">
          <table:table-cell office:value-type="float" office:value="-0.01974385" calcext:value-type="float">
            <text:p>-0.01974385</text:p>
          </table:table-cell>
          <table:table-cell office:value-type="float" office:value="4.5619" calcext:value-type="float">
            <text:p>4.5619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export.B52:export.C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number-style style:name="N126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5:31:33.9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</meta:initial-creator>
    <dc:creator>Peter McCloud</dc:creator>
    <meta:creation-date>2012-12-30T17:25:43</meta:creation-date>
    <dc:date>2015-07-15T21:36:04.721000000</dc:date>
    <meta:generator>LibreOffice/4.4.1.2$Windows_x86 LibreOffice_project/45e2de17089c24a1fa810c8f975a7171ba4cd432</meta:generator>
    <meta:editing-duration>PT1H15M11S</meta:editing-duration>
    <meta:editing-cycles>8</meta:editing-cycles>
    <meta:document-statistic meta:table-count="2" meta:cell-count="828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